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7021in" fo:margin-left="0in" table:align="left"/>
    </style:style>
    <style:style style:name="Table36.A" style:family="table-column">
      <style:table-column-properties style:column-width="1.225in"/>
    </style:style>
    <style:style style:name="Table36.B" style:family="table-column">
      <style:table-column-properties style:column-width="1.3347in"/>
    </style:style>
    <style:style style:name="Table36.C" style:family="table-column">
      <style:table-column-properties style:column-width="4.142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7021in" fo:margin-left="0in" table:align="left"/>
    </style:style>
    <style:style style:name="Table37.A" style:family="table-column">
      <style:table-column-properties style:column-width="1.75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7021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C2" style:family="table-cell">
      <style:table-cell-properties fo:padding="0.0382in" fo:border-left="0.05pt solid #000000" fo:border-right="0.05pt solid #000000" fo:border-top="none" fo:border-bottom="none"/>
    </style:style>
    <style:style style:name="Table37.6" style:family="table-row">
      <style:table-row-properties style:min-row-height="0.2806in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fo:color="#ff3333" officeooo:rsid="00274225" officeooo:paragraph-rsid="0078b0f3"/>
    </style:style>
    <style:style style:name="P8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9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45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46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47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48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49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50" style:family="paragraph" style:parent-style-name="Standard">
      <style:text-properties fo:color="#000000" officeooo:rsid="001cebec"/>
    </style:style>
    <style:style style:name="P51" style:family="paragraph" style:parent-style-name="Standard">
      <style:text-properties fo:color="#000000" officeooo:rsid="001cebec" officeooo:paragraph-rsid="001cebec"/>
    </style:style>
    <style:style style:name="P52" style:family="paragraph" style:parent-style-name="Standard">
      <style:text-properties officeooo:rsid="000e6747" officeooo:paragraph-rsid="00151403"/>
    </style:style>
    <style:style style:name="P53" style:family="paragraph" style:parent-style-name="Standard">
      <style:text-properties officeooo:rsid="00151403" officeooo:paragraph-rsid="00151403"/>
    </style:style>
    <style:style style:name="P54" style:family="paragraph" style:parent-style-name="Standard">
      <style:text-properties officeooo:paragraph-rsid="00151403"/>
    </style:style>
    <style:style style:name="P55" style:family="paragraph" style:parent-style-name="Standard">
      <style:text-properties officeooo:rsid="00163d02" officeooo:paragraph-rsid="00163d02"/>
    </style:style>
    <style:style style:name="P56" style:family="paragraph" style:parent-style-name="Standard">
      <style:text-properties officeooo:rsid="00163d02" officeooo:paragraph-rsid="001d2196"/>
    </style:style>
    <style:style style:name="P57" style:family="paragraph" style:parent-style-name="Standard">
      <style:text-properties officeooo:rsid="00163d02" officeooo:paragraph-rsid="0021d6c7"/>
    </style:style>
    <style:style style:name="P58" style:family="paragraph" style:parent-style-name="Standard">
      <style:text-properties officeooo:rsid="00163d02" officeooo:paragraph-rsid="0022b5a5"/>
    </style:style>
    <style:style style:name="P59" style:family="paragraph" style:parent-style-name="Standard">
      <style:text-properties officeooo:rsid="00163d02" officeooo:paragraph-rsid="00386202"/>
    </style:style>
    <style:style style:name="P60" style:family="paragraph" style:parent-style-name="Standard">
      <style:text-properties officeooo:rsid="00163d02" officeooo:paragraph-rsid="0039f378"/>
    </style:style>
    <style:style style:name="P61" style:family="paragraph" style:parent-style-name="Standard">
      <style:text-properties officeooo:rsid="00163d02" officeooo:paragraph-rsid="0073096a"/>
    </style:style>
    <style:style style:name="P62" style:family="paragraph" style:parent-style-name="Standard">
      <style:text-properties officeooo:rsid="00163d02" officeooo:paragraph-rsid="0078b0f3"/>
    </style:style>
    <style:style style:name="P63" style:family="paragraph" style:parent-style-name="Standard">
      <style:text-properties officeooo:rsid="001d2196" officeooo:paragraph-rsid="001d2196"/>
    </style:style>
    <style:style style:name="P64" style:family="paragraph" style:parent-style-name="Standard">
      <style:text-properties officeooo:rsid="001d2196" officeooo:paragraph-rsid="0021d6c7"/>
    </style:style>
    <style:style style:name="P65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66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67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68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69" style:family="paragraph" style:parent-style-name="Standard">
      <style:text-properties officeooo:rsid="002450d1" officeooo:paragraph-rsid="002450d1"/>
    </style:style>
    <style:style style:name="P70" style:family="paragraph" style:parent-style-name="Standard">
      <style:text-properties officeooo:rsid="0033ea2e" officeooo:paragraph-rsid="0033ea2e"/>
    </style:style>
    <style:style style:name="P71" style:family="paragraph" style:parent-style-name="Standard">
      <style:text-properties officeooo:rsid="0033ea2e" officeooo:paragraph-rsid="0038d1fd"/>
    </style:style>
    <style:style style:name="P72" style:family="paragraph" style:parent-style-name="Standard">
      <style:text-properties officeooo:rsid="003b7fb0" officeooo:paragraph-rsid="003b7fb0"/>
    </style:style>
    <style:style style:name="P73" style:family="paragraph" style:parent-style-name="Standard">
      <style:text-properties fo:color="#e8bf6a" style:font-name="Source Code Pro" fo:font-size="10.5pt" officeooo:paragraph-rsid="00694e97"/>
    </style:style>
    <style:style style:name="P74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75" style:family="paragraph" style:parent-style-name="Standard">
      <style:text-properties style:use-window-font-color="true"/>
    </style:style>
    <style:style style:name="P76" style:family="paragraph" style:parent-style-name="Standard">
      <style:text-properties style:use-window-font-color="true" officeooo:paragraph-rsid="006d594a"/>
    </style:style>
    <style:style style:name="P77" style:family="paragraph" style:parent-style-name="Standard">
      <style:text-properties style:use-window-font-color="true" officeooo:rsid="001cebec" officeooo:paragraph-rsid="001cebec"/>
    </style:style>
    <style:style style:name="P78" style:family="paragraph" style:parent-style-name="Standard">
      <style:text-properties style:use-window-font-color="true" officeooo:rsid="001cebec" officeooo:paragraph-rsid="001d03e1"/>
    </style:style>
    <style:style style:name="P79" style:family="paragraph" style:parent-style-name="Standard">
      <style:text-properties style:use-window-font-color="true" officeooo:rsid="001cebec" officeooo:paragraph-rsid="006d594a"/>
    </style:style>
    <style:style style:name="P80" style:family="paragraph" style:parent-style-name="Standard">
      <style:text-properties style:use-window-font-color="true" officeooo:rsid="001d03e1" officeooo:paragraph-rsid="001d03e1"/>
    </style:style>
    <style:style style:name="P81" style:family="paragraph" style:parent-style-name="Standard">
      <style:text-properties style:use-window-font-color="true" officeooo:rsid="007708b4"/>
    </style:style>
    <style:style style:name="P82" style:family="paragraph" style:parent-style-name="Standard">
      <style:text-properties officeooo:paragraph-rsid="0078b0f3"/>
    </style:style>
    <style:style style:name="P83" style:family="paragraph" style:parent-style-name="Text_20_body">
      <style:text-properties officeooo:rsid="00151403" officeooo:paragraph-rsid="00151403"/>
    </style:style>
    <style:style style:name="P84" style:family="paragraph" style:parent-style-name="Text_20_body">
      <style:text-properties officeooo:rsid="0021d6c7" officeooo:paragraph-rsid="0021d6c7"/>
    </style:style>
    <style:style style:name="P85" style:family="paragraph" style:parent-style-name="Text_20_body">
      <style:text-properties officeooo:rsid="0025be6b" officeooo:paragraph-rsid="0025be6b"/>
    </style:style>
    <style:style style:name="P86" style:family="paragraph" style:parent-style-name="Text_20_body">
      <style:text-properties officeooo:rsid="0025be6b" officeooo:paragraph-rsid="003d6c7d"/>
    </style:style>
    <style:style style:name="P87" style:family="paragraph" style:parent-style-name="Text_20_body">
      <style:text-properties officeooo:rsid="0025be6b" officeooo:paragraph-rsid="0057f91b"/>
    </style:style>
    <style:style style:name="P88" style:family="paragraph" style:parent-style-name="Text_20_body">
      <style:text-properties officeooo:rsid="0025be6b" officeooo:paragraph-rsid="005db881"/>
    </style:style>
    <style:style style:name="P89" style:family="paragraph" style:parent-style-name="Text_20_body">
      <style:text-properties fo:color="#000000" officeooo:rsid="00274225" officeooo:paragraph-rsid="00274225"/>
    </style:style>
    <style:style style:name="P90" style:family="paragraph" style:parent-style-name="Text_20_body">
      <style:text-properties fo:color="#000000" officeooo:rsid="00274225" officeooo:paragraph-rsid="0074f8a0"/>
    </style:style>
    <style:style style:name="P91" style:family="paragraph" style:parent-style-name="Text_20_body">
      <style:text-properties fo:color="#000000" officeooo:rsid="00274225" officeooo:paragraph-rsid="0078b0f3"/>
    </style:style>
    <style:style style:name="P92" style:family="paragraph" style:parent-style-name="Text_20_body">
      <style:text-properties fo:color="#000000" officeooo:rsid="0057f91b" officeooo:paragraph-rsid="0057f91b"/>
    </style:style>
    <style:style style:name="P93" style:family="paragraph" style:parent-style-name="Text_20_body">
      <style:text-properties fo:color="#000000" officeooo:rsid="0057f91b" officeooo:paragraph-rsid="0073096a"/>
    </style:style>
    <style:style style:name="P94" style:family="paragraph" style:parent-style-name="Text_20_body">
      <style:text-properties fo:color="#000000" officeooo:rsid="0078b0f3" officeooo:paragraph-rsid="0078b0f3"/>
    </style:style>
    <style:style style:name="P95" style:family="paragraph" style:parent-style-name="Text_20_body">
      <style:text-properties officeooo:rsid="002c852f" officeooo:paragraph-rsid="002c852f"/>
    </style:style>
    <style:style style:name="P96" style:family="paragraph" style:parent-style-name="Text_20_body">
      <style:text-properties officeooo:rsid="002cf951" officeooo:paragraph-rsid="002cf951"/>
    </style:style>
    <style:style style:name="P97" style:family="paragraph" style:parent-style-name="Text_20_body">
      <style:text-properties officeooo:rsid="002f8de7" officeooo:paragraph-rsid="002f8de7"/>
    </style:style>
    <style:style style:name="P98" style:family="paragraph" style:parent-style-name="Text_20_body">
      <style:text-properties officeooo:rsid="002f8de7" officeooo:paragraph-rsid="003d6c7d"/>
    </style:style>
    <style:style style:name="P99" style:family="paragraph" style:parent-style-name="Text_20_body">
      <style:text-properties officeooo:rsid="003126e2" officeooo:paragraph-rsid="003126e2"/>
    </style:style>
    <style:style style:name="P100" style:family="paragraph" style:parent-style-name="Text_20_body">
      <style:text-properties officeooo:rsid="00327c72" officeooo:paragraph-rsid="00327c72"/>
    </style:style>
    <style:style style:name="P101" style:family="paragraph" style:parent-style-name="Text_20_body">
      <style:text-properties officeooo:rsid="0036dffb" officeooo:paragraph-rsid="0036dffb"/>
    </style:style>
    <style:style style:name="P102" style:family="paragraph" style:parent-style-name="Text_20_body">
      <style:text-properties officeooo:rsid="003d6c7d" officeooo:paragraph-rsid="003d6c7d"/>
    </style:style>
    <style:style style:name="P103" style:family="paragraph" style:parent-style-name="Text_20_body">
      <style:text-properties officeooo:rsid="003d6c7d" officeooo:paragraph-rsid="003f95a7"/>
    </style:style>
    <style:style style:name="P104" style:family="paragraph" style:parent-style-name="Text_20_body">
      <style:text-properties officeooo:rsid="003d6c7d" officeooo:paragraph-rsid="004498e1"/>
    </style:style>
    <style:style style:name="P105" style:family="paragraph" style:parent-style-name="Text_20_body">
      <style:text-properties officeooo:rsid="0027725a" officeooo:paragraph-rsid="003d6c7d"/>
    </style:style>
    <style:style style:name="P106" style:family="paragraph" style:parent-style-name="Text_20_body">
      <style:text-properties officeooo:rsid="0027725a" officeooo:paragraph-rsid="003f95a7"/>
    </style:style>
    <style:style style:name="P107" style:family="paragraph" style:parent-style-name="Text_20_body">
      <style:text-properties officeooo:rsid="0027725a" officeooo:paragraph-rsid="004498e1"/>
    </style:style>
    <style:style style:name="P108" style:family="paragraph" style:parent-style-name="Text_20_body">
      <style:text-properties officeooo:rsid="0040e648" officeooo:paragraph-rsid="0040e648"/>
    </style:style>
    <style:style style:name="P109" style:family="paragraph" style:parent-style-name="Text_20_body">
      <style:text-properties officeooo:rsid="0022b5a5" officeooo:paragraph-rsid="004e7455"/>
    </style:style>
    <style:style style:name="P110" style:family="paragraph" style:parent-style-name="Text_20_body">
      <style:text-properties officeooo:rsid="004e7455" officeooo:paragraph-rsid="004e7455"/>
    </style:style>
    <style:style style:name="P111" style:family="paragraph" style:parent-style-name="Text_20_body">
      <style:text-properties officeooo:rsid="001d2196" officeooo:paragraph-rsid="001d2196"/>
    </style:style>
    <style:style style:name="P112" style:family="paragraph" style:parent-style-name="Text_20_body">
      <style:text-properties officeooo:rsid="003f95a7" officeooo:paragraph-rsid="003f95a7"/>
    </style:style>
    <style:style style:name="P113" style:family="paragraph" style:parent-style-name="Text_20_body">
      <style:text-properties style:font-name="DejaVu Sans" officeooo:paragraph-rsid="006c4c9d"/>
    </style:style>
    <style:style style:name="P114" style:family="paragraph" style:parent-style-name="Text_20_body">
      <style:text-properties officeooo:rsid="0073096a" officeooo:paragraph-rsid="0073096a"/>
    </style:style>
    <style:style style:name="P115" style:family="paragraph" style:parent-style-name="Text_20_body">
      <style:text-properties officeooo:rsid="0078b0f3" officeooo:paragraph-rsid="0078b0f3"/>
    </style:style>
    <style:style style:name="P116" style:family="paragraph" style:parent-style-name="Standard">
      <style:paragraph-properties fo:break-before="page"/>
    </style:style>
    <style:style style:name="P117" style:family="paragraph" style:parent-style-name="Text_20_body">
      <style:paragraph-properties fo:break-before="page"/>
      <style:text-properties officeooo:rsid="0022b5a5" officeooo:paragraph-rsid="004e7455"/>
    </style:style>
    <style:style style:name="P118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19" style:family="paragraph" style:parent-style-name="Table_20_Contents">
      <style:text-properties style:font-name="Courier 10 Pitch" fo:font-size="10pt" style:font-size-asian="10pt" style:font-size-complex="10pt"/>
    </style:style>
    <style:style style:name="P120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21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22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23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24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25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26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27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28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29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30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31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32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33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34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35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136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37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38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42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43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44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45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46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47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48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49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50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51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52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53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54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55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56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57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58" style:family="paragraph" style:parent-style-name="Title">
      <style:text-properties style:font-name="DejaVu Sans" officeooo:rsid="0009aa62" officeooo:paragraph-rsid="0009aa62"/>
    </style:style>
    <style:style style:name="P159" style:family="paragraph" style:parent-style-name="code">
      <style:text-properties officeooo:rsid="00151403" officeooo:paragraph-rsid="00151403"/>
    </style:style>
    <style:style style:name="P160" style:family="paragraph" style:parent-style-name="code">
      <style:text-properties officeooo:rsid="00163d02" officeooo:paragraph-rsid="00163d02"/>
    </style:style>
    <style:style style:name="P161" style:family="paragraph" style:parent-style-name="code">
      <style:text-properties officeooo:rsid="0011dcd7" officeooo:paragraph-rsid="0011dcd7"/>
    </style:style>
    <style:style style:name="P162" style:family="paragraph" style:parent-style-name="code">
      <style:text-properties officeooo:rsid="0011dcd7" officeooo:paragraph-rsid="0053f785"/>
    </style:style>
    <style:style style:name="P163" style:family="paragraph" style:parent-style-name="code">
      <style:text-properties officeooo:paragraph-rsid="0021d6c7"/>
    </style:style>
    <style:style style:name="P164" style:family="paragraph" style:parent-style-name="code">
      <style:text-properties officeooo:rsid="0021d6c7" officeooo:paragraph-rsid="0021d6c7"/>
    </style:style>
    <style:style style:name="P165" style:family="paragraph" style:parent-style-name="code">
      <style:text-properties officeooo:rsid="0023fa78" officeooo:paragraph-rsid="0023fa78"/>
    </style:style>
    <style:style style:name="P166" style:family="paragraph" style:parent-style-name="code">
      <style:text-properties officeooo:paragraph-rsid="0025be6b"/>
    </style:style>
    <style:style style:name="P167" style:family="paragraph" style:parent-style-name="code">
      <style:text-properties officeooo:rsid="0025be6b" officeooo:paragraph-rsid="0025be6b"/>
    </style:style>
    <style:style style:name="P168" style:family="paragraph" style:parent-style-name="code">
      <style:text-properties officeooo:rsid="00274225" officeooo:paragraph-rsid="00274225"/>
    </style:style>
    <style:style style:name="P169" style:family="paragraph" style:parent-style-name="code">
      <style:text-properties officeooo:rsid="00274225" officeooo:paragraph-rsid="0078b0f3"/>
    </style:style>
    <style:style style:name="P170" style:family="paragraph" style:parent-style-name="code">
      <style:text-properties officeooo:rsid="0027725a" officeooo:paragraph-rsid="0027725a"/>
    </style:style>
    <style:style style:name="P171" style:family="paragraph" style:parent-style-name="code">
      <style:text-properties officeooo:rsid="00288dd0" officeooo:paragraph-rsid="00288dd0"/>
    </style:style>
    <style:style style:name="P172" style:family="paragraph" style:parent-style-name="code">
      <style:text-properties officeooo:rsid="002cf951" officeooo:paragraph-rsid="002cf951"/>
    </style:style>
    <style:style style:name="P173" style:family="paragraph" style:parent-style-name="code">
      <style:text-properties officeooo:rsid="002f8de7" officeooo:paragraph-rsid="002f8de7"/>
    </style:style>
    <style:style style:name="P174" style:family="paragraph" style:parent-style-name="code">
      <style:text-properties officeooo:rsid="00327c72" officeooo:paragraph-rsid="00327c72"/>
    </style:style>
    <style:style style:name="P175" style:family="paragraph" style:parent-style-name="code">
      <style:text-properties officeooo:rsid="0035c545" officeooo:paragraph-rsid="0035c545"/>
    </style:style>
    <style:style style:name="P176" style:family="paragraph" style:parent-style-name="code">
      <style:text-properties officeooo:rsid="0035c545" officeooo:paragraph-rsid="0048fd8b"/>
    </style:style>
    <style:style style:name="P177" style:family="paragraph" style:parent-style-name="code">
      <style:text-properties fo:font-weight="bold" style:font-weight-asian="bold" style:font-weight-complex="bold"/>
    </style:style>
    <style:style style:name="P178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179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180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181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182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183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184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185" style:family="paragraph" style:parent-style-name="code">
      <style:text-properties officeooo:rsid="003666ba" officeooo:paragraph-rsid="003666ba"/>
    </style:style>
    <style:style style:name="P186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187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188" style:family="paragraph" style:parent-style-name="code">
      <style:text-properties officeooo:rsid="0036c942" officeooo:paragraph-rsid="0036c942"/>
    </style:style>
    <style:style style:name="P189" style:family="paragraph" style:parent-style-name="code">
      <style:text-properties officeooo:rsid="0036dffb" officeooo:paragraph-rsid="0036dffb"/>
    </style:style>
    <style:style style:name="P190" style:family="paragraph" style:parent-style-name="code">
      <style:text-properties officeooo:paragraph-rsid="003cd0b3"/>
    </style:style>
    <style:style style:name="P191" style:family="paragraph" style:parent-style-name="code">
      <style:text-properties officeooo:rsid="0042cfc3" officeooo:paragraph-rsid="0042cfc3"/>
    </style:style>
    <style:style style:name="P192" style:family="paragraph" style:parent-style-name="code">
      <style:text-properties officeooo:paragraph-rsid="00474aaf"/>
    </style:style>
    <style:style style:name="P193" style:family="paragraph" style:parent-style-name="code">
      <style:text-properties officeooo:rsid="0048fd8b" officeooo:paragraph-rsid="0048fd8b"/>
    </style:style>
    <style:style style:name="P194" style:family="paragraph" style:parent-style-name="code">
      <style:text-properties officeooo:rsid="0048fd8b" officeooo:paragraph-rsid="0051de33"/>
    </style:style>
    <style:style style:name="P195" style:family="paragraph" style:parent-style-name="code">
      <style:text-properties officeooo:paragraph-rsid="004e7455"/>
    </style:style>
    <style:style style:name="P196" style:family="paragraph" style:parent-style-name="code">
      <style:text-properties officeooo:rsid="0053f785" officeooo:paragraph-rsid="0053f785"/>
    </style:style>
    <style:style style:name="P197" style:family="paragraph" style:parent-style-name="code">
      <style:text-properties officeooo:rsid="0059c840" officeooo:paragraph-rsid="0059c840"/>
    </style:style>
    <style:style style:name="P198" style:family="paragraph" style:parent-style-name="code">
      <style:text-properties officeooo:rsid="0059c840" officeooo:paragraph-rsid="005bba8f"/>
    </style:style>
    <style:style style:name="P199" style:family="paragraph" style:parent-style-name="code">
      <style:text-properties officeooo:rsid="0059c840" officeooo:paragraph-rsid="00713873"/>
    </style:style>
    <style:style style:name="P200" style:family="paragraph" style:parent-style-name="code">
      <style:text-properties officeooo:rsid="0059ffc0" officeooo:paragraph-rsid="0059ffc0"/>
    </style:style>
    <style:style style:name="P201" style:family="paragraph" style:parent-style-name="code">
      <style:text-properties officeooo:rsid="005bba8f" officeooo:paragraph-rsid="005bba8f"/>
    </style:style>
    <style:style style:name="P202" style:family="paragraph" style:parent-style-name="code">
      <style:text-properties officeooo:rsid="00474aaf" officeooo:paragraph-rsid="00474aaf"/>
    </style:style>
    <style:style style:name="P203" style:family="paragraph" style:parent-style-name="code">
      <style:text-properties officeooo:paragraph-rsid="0078b0f3"/>
    </style:style>
    <style:style style:name="P204" style:family="paragraph" style:parent-style-name="code">
      <style:text-properties officeooo:rsid="007a1ffa" officeooo:paragraph-rsid="007a1ffa"/>
    </style:style>
    <style:style style:name="P20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206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207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08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09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210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211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212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13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14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15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216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17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18" style:family="paragraph" style:parent-style-name="Preformatted_20_Text">
      <style:text-properties fo:color="#e8bf6a" style:font-name="Source Code Pro" fo:font-size="10.5pt" officeooo:paragraph-rsid="00694e97"/>
    </style:style>
    <style:style style:name="P219" style:family="paragraph" style:parent-style-name="Preformatted_20_Text">
      <style:text-properties fo:color="#a9b7c6"/>
    </style:style>
    <style:style style:name="P220" style:family="paragraph" style:parent-style-name="Preformatted_20_Text">
      <style:text-properties fo:color="#a9b7c6" style:font-name="Source Code Pro" fo:font-size="10.5pt"/>
    </style:style>
    <style:style style:name="P221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22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23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24" style:family="paragraph" style:parent-style-name="Preformatted_20_Text">
      <style:text-properties fo:color="#a9b7c6" fo:font-size="10pt" style:font-size-asian="10pt" style:font-size-complex="10pt"/>
    </style:style>
    <style:style style:name="P225" style:family="paragraph" style:parent-style-name="Preformatted_20_Text">
      <style:text-properties fo:color="#bbb529" style:font-name="Source Code Pro" fo:font-size="10.5pt"/>
    </style:style>
    <style:style style:name="P226" style:family="paragraph" style:parent-style-name="Standard">
      <style:text-properties officeooo:rsid="00163d02" officeooo:paragraph-rsid="007aa6de"/>
    </style:style>
    <style:style style:name="P227" style:family="paragraph" style:parent-style-name="Standard">
      <style:text-properties style:font-name="Courier 10 Pitch" fo:font-size="10pt" officeooo:rsid="001e4b87" officeooo:paragraph-rsid="007aa6de" style:font-size-asian="10pt" style:font-size-complex="10pt"/>
    </style:style>
    <style:style style:name="P228" style:family="paragraph" style:parent-style-name="Standard">
      <style:text-properties style:font-name="Courier 10 Pitch" fo:font-size="10pt" officeooo:rsid="0039f378" officeooo:paragraph-rsid="007aa6de" style:font-size-asian="10pt" style:font-size-complex="10pt"/>
    </style:style>
    <style:style style:name="P229" style:family="paragraph" style:parent-style-name="Standard">
      <style:text-properties style:font-name="Courier 10 Pitch" fo:font-size="10pt" officeooo:rsid="001fa352" officeooo:paragraph-rsid="007aa6de" style:font-size-asian="10pt" style:font-size-complex="10pt"/>
    </style:style>
    <style:style style:name="P230" style:family="paragraph" style:parent-style-name="Standard">
      <style:text-properties style:font-name="Courier 10 Pitch" fo:font-size="10pt" officeooo:rsid="0038d1fd" officeooo:paragraph-rsid="007aa6de" style:font-size-asian="10pt" style:font-size-complex="10pt"/>
    </style:style>
    <style:style style:name="P231" style:family="paragraph" style:parent-style-name="Standard">
      <style:text-properties style:font-name="Courier 10 Pitch" fo:font-size="10pt" officeooo:rsid="007ab3f9" officeooo:paragraph-rsid="007ab3f9" style:font-size-asian="10pt" style:font-size-complex="10pt"/>
    </style:style>
    <style:style style:name="P232" style:family="paragraph" style:parent-style-name="Standard">
      <style:text-properties style:font-name="Courier 10 Pitch" fo:font-size="10pt" officeooo:rsid="007b2980" officeooo:paragraph-rsid="007b2980" style:font-size-asian="10pt" style:font-size-complex="10pt"/>
    </style:style>
    <style:style style:name="P233" style:family="paragraph" style:parent-style-name="Standard">
      <style:text-properties fo:color="#ff3333" officeooo:rsid="00274225" officeooo:paragraph-rsid="007aa6de"/>
    </style:style>
    <style:style style:name="P234" style:family="paragraph" style:parent-style-name="Standard">
      <style:text-properties officeooo:paragraph-rsid="007aa6de"/>
    </style:style>
    <style:style style:name="P235" style:family="paragraph" style:parent-style-name="Text_20_body">
      <style:text-properties fo:color="#000000" officeooo:rsid="00274225" officeooo:paragraph-rsid="007aa6de"/>
    </style:style>
    <style:style style:name="P236" style:family="paragraph" style:parent-style-name="Text_20_body">
      <style:text-properties fo:color="#000000" officeooo:rsid="007aa6de" officeooo:paragraph-rsid="007aa6de"/>
    </style:style>
    <style:style style:name="P237" style:family="paragraph" style:parent-style-name="Heading_20_2">
      <style:paragraph-properties fo:break-before="page"/>
      <style:text-properties officeooo:rsid="00694e97" officeooo:paragraph-rsid="00694e97"/>
    </style:style>
    <style:style style:name="P238" style:family="paragraph" style:parent-style-name="Heading_20_3">
      <style:paragraph-properties fo:break-before="page"/>
    </style:style>
    <style:style style:name="P239" style:family="paragraph" style:parent-style-name="Heading_20_3">
      <style:paragraph-properties fo:break-before="page"/>
      <style:text-properties officeooo:rsid="00151403" officeooo:paragraph-rsid="00151403"/>
    </style:style>
    <style:style style:name="P240" style:family="paragraph" style:parent-style-name="Heading_20_3">
      <style:paragraph-properties fo:break-before="page"/>
      <style:text-properties officeooo:rsid="00163d02" officeooo:paragraph-rsid="00163d02"/>
    </style:style>
    <style:style style:name="P241" style:family="paragraph" style:parent-style-name="Heading_20_3">
      <style:paragraph-properties fo:break-before="page"/>
      <style:text-properties officeooo:rsid="0019c5a7" officeooo:paragraph-rsid="0019c5a7"/>
    </style:style>
    <style:style style:name="P242" style:family="paragraph" style:parent-style-name="Heading_20_3">
      <style:paragraph-properties fo:break-before="page"/>
      <style:text-properties officeooo:rsid="0019c5a7" officeooo:paragraph-rsid="0078b0f3"/>
    </style:style>
    <style:style style:name="P243" style:family="paragraph" style:parent-style-name="Heading_20_3">
      <style:paragraph-properties fo:break-before="page"/>
      <style:text-properties officeooo:rsid="0019c5a7" officeooo:paragraph-rsid="0057f91b"/>
    </style:style>
    <style:style style:name="P244" style:family="paragraph" style:parent-style-name="Heading_20_3">
      <style:paragraph-properties fo:break-before="page"/>
      <style:text-properties officeooo:rsid="0019c5a7" officeooo:paragraph-rsid="007aa6de"/>
    </style:style>
    <style:style style:name="P245" style:family="paragraph" style:parent-style-name="Heading_20_3">
      <style:paragraph-properties fo:break-before="page"/>
      <style:text-properties officeooo:paragraph-rsid="00327c72"/>
    </style:style>
    <style:style style:name="P246" style:family="paragraph" style:parent-style-name="Heading_20_3">
      <style:paragraph-properties fo:break-before="page"/>
      <style:text-properties officeooo:rsid="0040e648" officeooo:paragraph-rsid="0040e648"/>
    </style:style>
    <style:style style:name="P247" style:family="paragraph" style:parent-style-name="Table_20_Contents">
      <style:text-properties style:font-name="Courier 10 Pitch" fo:font-size="10pt" officeooo:rsid="0039f378" officeooo:paragraph-rsid="007aa6de" style:font-size-asian="10pt" style:font-size-complex="10pt"/>
    </style:style>
    <style:style style:name="P248" style:family="paragraph" style:parent-style-name="Table_20_Contents">
      <style:text-properties style:font-name="Courier 10 Pitch" fo:font-size="10pt" officeooo:rsid="00386202" officeooo:paragraph-rsid="007aa6de" style:font-size-asian="10pt" style:font-size-complex="10pt"/>
    </style:style>
    <style:style style:name="P249" style:family="paragraph" style:parent-style-name="Table_20_Contents">
      <style:text-properties style:font-name="Courier 10 Pitch" fo:font-size="10pt" officeooo:rsid="007aa6de" officeooo:paragraph-rsid="007aa6de" style:font-size-asian="10pt" style:font-size-complex="10pt"/>
    </style:style>
    <style:style style:name="P250" style:family="paragraph" style:parent-style-name="code">
      <style:text-properties officeooo:rsid="00274225" officeooo:paragraph-rsid="0078b0f3"/>
    </style:style>
    <style:style style:name="P251" style:family="paragraph" style:parent-style-name="code">
      <style:text-properties officeooo:rsid="00274225" officeooo:paragraph-rsid="007aa6de"/>
    </style:style>
    <style:style style:name="P252" style:family="paragraph" style:parent-style-name="code">
      <style:text-properties fo:font-weight="bold" officeooo:rsid="003666ba" officeooo:paragraph-rsid="007aa6de" style:font-weight-asian="bold" style:font-weight-complex="bold"/>
    </style:style>
    <style:style style:name="P253" style:family="paragraph" style:parent-style-name="code">
      <style:text-properties officeooo:rsid="007a1ffa" officeooo:paragraph-rsid="007aa6de"/>
    </style:style>
    <style:style style:name="P254" style:family="paragraph" style:parent-style-name="code">
      <style:text-properties officeooo:paragraph-rsid="007aa6de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  <style:style style:name="T87" style:family="text">
      <style:text-properties officeooo:rsid="007aa6de"/>
    </style:style>
    <style:style style:name="T88" style:family="text">
      <style:text-properties officeooo:rsid="007ab3f9"/>
    </style:style>
    <style:style style:name="T89" style:family="text">
      <style:text-properties officeooo:rsid="007b2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58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50"/>
      <text:p text:style-name="P77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51"/>
      <text:p text:style-name="P76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76">ja rooli on "metka:<text:span text:style-name="T75">[rooli]</text:span>". API-käyttäjän tekemät muutokset jotka vaativat käyttäjätietoja (lähinnä uuden aineiston luonti) tehdään</text:p>
      <text:p text:style-name="P79">käyttäen näidä käyttäjätietoja. Toiminto löytyy ExternalUtil.java luokasta jos arvoja haluaa muuttaa.</text:p>
      <text:p text:style-name="P51"/>
      <text:p text:style-name="P75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4">löytyvät </text:span>ReturnResult.java-tiedostossa.</text:p>
      <text:p text:style-name="P80">Mikäli operaation suorituksessa tapahtuu virhe, sen stacktrace sisällytetään exception-kenttään.</text:p>
      <text:p text:style-name="P78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81">Muut kuin päätepisteen palauttamat oletuskentät on dokumentoitu erikseen.</text:p>
      <text:p text:style-name="Standard"/>
      <text:p text:style-name="P72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16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77">avain</text:p>
          </table:table-cell>
          <table:table-cell table:style-name="Table15.A1" office:value-type="string">
            <text:p text:style-name="P177">tyyppi</text:p>
          </table:table-cell>
          <table:table-cell table:style-name="Table15.A1" office:value-type="string">
            <text:p text:style-name="P177">esimerkkiarvo</text:p>
          </table:table-cell>
          <table:table-cell table:style-name="Table15.D1" office:value-type="string">
            <text:p text:style-name="P177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70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77">avain</text:p>
          </table:table-cell>
          <table:table-cell table:style-name="Table16.A1" office:value-type="string">
            <text:p text:style-name="P177">tyyppi</text:p>
          </table:table-cell>
          <table:table-cell table:style-name="Table16.A1" office:value-type="string">
            <text:p text:style-name="P177">esimerkkiarvo</text:p>
          </table:table-cell>
          <table:table-cell table:style-name="Table16.D1" office:value-type="string">
            <text:p text:style-name="P177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202">merkkijono</text:p>
            <text:p text:style-name="P192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ReturnResult.java-tiedostossa.</text:p>
          </table:table-cell>
        </table:table-row>
        <table:table-row>
          <table:table-cell table:style-name="Table16.A2" office:value-type="string">
            <text:p text:style-name="P175">exception</text:p>
          </table:table-cell>
          <table:table-cell table:style-name="Table16.A2" office:value-type="string">
            <text:p text:style-name="P193">objekti</text:p>
          </table:table-cell>
          <table:table-cell table:style-name="Table16.A2" office:value-type="string">
            <text:p text:style-name="P176">exception: <text:span text:style-name="T39">"exception":</text:span></text:p>
            <text:p text:style-name="P193">{</text:p>
            <text:p text:style-name="P194"><text:s/>"cause": "<text:span text:style-name="T45">cause</text:span>",</text:p>
            <text:p text:style-name="P193"><text:s/>"stackTrace": </text:p>
            <text:p text:style-name="P193"><text:s text:c="2"/>[{</text:p>
            <text:p text:style-name="P193"><text:s text:c="3"/>"methodName":</text:p>
            <text:p text:style-name="P193"><text:s text:c="3"/>"performQuery",</text:p>
            <text:p text:style-name="P193"><text:s text:c="3"/>"fileName": "File.java",</text:p>
            <text:p text:style-name="P193"><text:s text:c="3"/>"lineNumber": 68,</text:p>
            <text:p text:style-name="P193"><text:s text:c="3"/>"className": "pkg.File",</text:p>
            <text:p text:style-name="P193"><text:s text:c="3"/>"nativeMethod": false</text:p>
            <text:p text:style-name="P193"><text:s text:c="4"/>},</text:p>
            <text:p text:style-name="P193"><text:s text:c="6"/>… </text:p>
            <text:p text:style-name="P193"><text:s text:c="3"/>]</text:p>
            <text:p text:style-name="P193">}</text:p>
          </table:table-cell>
          <table:table-cell table:style-name="Table16.D2" office:value-type="string">
            <text:p text:style-name="P175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70"/>
      <text:h text:style-name="P238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8">avain</text:p>
          </table:table-cell>
          <table:table-cell table:style-name="Table1.A1" office:value-type="string">
            <text:p text:style-name="P68">tyyppi</text:p>
          </table:table-cell>
          <table:table-cell table:style-name="Table1.C1" office:value-type="string">
            <text:p text:style-name="P68">selite</text:p>
          </table:table-cell>
        </table:table-row>
        <table:table-row>
          <table:table-cell table:style-name="Table1.A2" office:value-type="string">
            <text:p text:style-name="P66">request</text:p>
          </table:table-cell>
          <table:table-cell table:style-name="Table1.A2" office:value-type="string">
            <text:p text:style-name="P67">objekti</text:p>
          </table:table-cell>
          <table:table-cell table:style-name="Table1.C2" office:value-type="string">
            <text:p text:style-name="P66">Hakukyselyn sisältävä objekti</text:p>
          </table:table-cell>
        </table:table-row>
        <table:table-row>
          <table:table-cell table:style-name="Table1.A3" office:value-type="string">
            <text:p text:style-name="P9"><text:s text:c="5"/>query</text:p>
          </table:table-cell>
          <table:table-cell table:style-name="Table1.A3" office:value-type="string">
            <text:p text:style-name="P29">merkkijono</text:p>
          </table:table-cell>
          <table:table-cell table:style-name="Table1.C3" office:value-type="string">
            <text:p text:style-name="P9">Hakukysely. Syntaksi <text:span text:style-name="T84">vastaa eksperttihaun syntaksia.</text:span></text:p>
          </table:table-cell>
        </table:table-row>
      </table:table>
      <text:p text:style-name="P65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8">avain</text:p>
          </table:table-cell>
          <table:table-cell table:style-name="Table2.A1" office:value-type="string">
            <text:p text:style-name="P178">tyyppi</text:p>
          </table:table-cell>
          <table:table-cell table:style-name="Table2.C1" office:value-type="string">
            <text:p text:style-name="P178">selite</text:p>
          </table:table-cell>
        </table:table-row>
        <table:table-row>
          <table:table-cell table:style-name="Table2.A2" office:value-type="string">
            <text:p text:style-name="P186">result</text:p>
          </table:table-cell>
          <table:table-cell table:style-name="Table2.A2" office:value-type="string">
            <text:p text:style-name="P186"><text:span text:style-name="T45">merkkijono (</text:span>enum<text:span text:style-name="T45">)</text:span></text:p>
          </table:table-cell>
          <table:table-cell table:style-name="Table2.C2" office:value-type="string">
            <text:p text:style-name="P187">Sisältää operaation tuottaman tuloksen. Mahdolliset arvot on dokumentoitu ReturnResult.java-tiedostossa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185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185">objekti</text:p>
          </table:table-cell>
          <table:table-cell table:style-name="Table2.C2" office:value-type="string">
            <text:p text:style-name="P196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189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188">merkkijono (enum)</text:p>
          </table:table-cell>
          <table:table-cell table:style-name="Table2.C2" office:value-type="string">
            <text:p text:style-name="P190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188">numero</text:p>
          </table:table-cell>
          <table:table-cell table:style-name="Table2.C2" office:value-type="string">
            <text:p text:style-name="P188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188">numero</text:p>
          </table:table-cell>
          <table:table-cell table:style-name="Table2.C2" office:value-type="string">
            <text:p text:style-name="P189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188">boolean</text:p>
          </table:table-cell>
          <table:table-cell table:style-name="Table2.C2" office:value-type="string">
            <text:p text:style-name="P196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188">boolean</text:p>
          </table:table-cell>
          <table:table-cell table:style-name="Table2.C2" office:value-type="string">
            <text:p text:style-name="P196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188">boolean</text:p>
          </table:table-cell>
          <table:table-cell table:style-name="Table2.C2" office:value-type="string">
            <text:p text:style-name="P189"><text:span text:style-name="T46">true, mikäli revisio on</text:span> poistettu</text:p>
          </table:table-cell>
        </table:table-row>
      </table:table>
      <text:p text:style-name="P8"/>
      <text:p text:style-name="Standard"><text:span text:style-name="T8">E</text:span>simerkkikysely:</text:p>
      <text:p text:style-name="P161">{</text:p>
      <text:p text:style-name="P161"><text:s text:c="4"/>"request":</text:p>
      <text:p text:style-name="P161"><text:s text:c="4"/>{</text:p>
      <text:p text:style-name="P161"><text:s text:c="8"/>"query": "key.configuration.type:STUDY"</text:p>
      <text:p text:style-name="P161"><text:s text:c="4"/>},</text:p>
      <text:p text:style-name="code"><text:s text:c="4"/>"authentication": "<text:span text:style-name="T7">api_key</text:span>"</text:p>
      <text:p text:style-name="P161">}</text:p>
      <text:p text:style-name="P161"/>
      <text:p text:style-name="Standard"><text:span text:style-name="T8">E</text:span>simerkkivastaus:</text:p>
      <text:p text:style-name="P161">{</text:p>
      <text:p text:style-name="P161"><text:s text:c="4"/>"authenticated": true,</text:p>
      <text:p text:style-name="P161"><text:s text:c="4"/>"result": "OPERATION_SUCCESSFUL",</text:p>
      <text:p text:style-name="P161"><text:s text:c="4"/>"exception": null,</text:p>
      <text:p text:style-name="P161"><text:s text:c="4"/>"response":</text:p>
      <text:p text:style-name="P161"><text:s text:c="4"/>{</text:p>
      <text:p text:style-name="P161"><text:soft-page-break/><text:s text:c="8"/>"result": "OPERATION_SUCCESSFUL",</text:p>
      <text:p text:style-name="P161"><text:s text:c="8"/>"operation": "QUERY",</text:p>
      <text:p text:style-name="P161"><text:s text:c="8"/>"results":</text:p>
      <text:p text:style-name="P161"><text:s text:c="8"/>{</text:p>
      <text:p text:style-name="P161"><text:s text:c="12"/>"type": "REVISION",</text:p>
      <text:p text:style-name="P161"><text:s text:c="12"/>"results": [</text:p>
      <text:p text:style-name="P161"><text:s text:c="12"/>{</text:p>
      <text:p text:style-name="P161"><text:s text:c="16"/>"type": "REVISION",</text:p>
      <text:p text:style-name="P161"><text:s text:c="16"/>"id": 1,</text:p>
      <text:p text:style-name="P161"><text:s text:c="16"/>"no": 1,</text:p>
      <text:p text:style-name="P161"><text:s text:c="16"/>"draft": true,</text:p>
      <text:p text:style-name="P161"><text:s text:c="16"/>"approved": false,</text:p>
      <text:p text:style-name="P161"><text:s text:c="16"/>"removed": false</text:p>
      <text:p text:style-name="P162"><text:s text:c="12"/>},</text:p>
      <text:p text:style-name="P162"><text:tab/><text:tab/>…</text:p>
      <text:p text:style-name="P162"><text:tab/><text:tab/>]</text:p>
      <text:p text:style-name="P161"><text:s text:c="8"/>}</text:p>
      <text:p text:style-name="P161"><text:s text:c="4"/>}</text:p>
      <text:p text:style-name="P161">}</text:p>
      <text:h text:style-name="P238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8">avain</text:p>
          </table:table-cell>
          <table:table-cell table:style-name="Table3.A1" office:value-type="string">
            <text:p text:style-name="P178">tyyppi</text:p>
          </table:table-cell>
          <table:table-cell table:style-name="Table3.C1" office:value-type="string">
            <text:p text:style-name="P178">selite</text:p>
          </table:table-cell>
        </table:table-row>
        <table:table-row>
          <table:table-cell table:style-name="Table3.A2" office:value-type="string">
            <text:p text:style-name="P120">targets</text:p>
          </table:table-cell>
          <table:table-cell table:style-name="Table3.A2" office:value-type="string">
            <text:p text:style-name="P131">taulukko</text:p>
          </table:table-cell>
          <table:table-cell table:style-name="Table3.C2" office:value-type="string">
            <text:p text:style-name="P120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19"><text:s text:c="4"/><text:span text:style-name="T8">id</text:span></text:p>
          </table:table-cell>
          <table:table-cell table:style-name="Table3.A2" office:value-type="string">
            <text:p text:style-name="P129">numero</text:p>
          </table:table-cell>
          <table:table-cell table:style-name="Table3.C2" office:value-type="string">
            <text:p text:style-name="P131"><text:span text:style-name="T80">R</text:span>evisiotunnus</text:p>
          </table:table-cell>
        </table:table-row>
        <table:table-row>
          <table:table-cell table:style-name="Table3.A2" office:value-type="string">
            <text:p text:style-name="P119"><text:s text:c="4"/><text:span text:style-name="T8">no</text:span></text:p>
          </table:table-cell>
          <table:table-cell table:style-name="Table3.A2" office:value-type="string">
            <text:p text:style-name="P129">numero</text:p>
          </table:table-cell>
          <table:table-cell table:style-name="Table3.C2" office:value-type="string">
            <text:p text:style-name="P131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54"/>
      <text:p text:style-name="P70"><text:span text:style-name="T32">Päätepiste</text:span> palauttaa vain oletusarvot.</text:p>
      <text:p text:style-name="P52"/>
      <text:p text:style-name="Standard"><text:span text:style-name="T8">E</text:span>simerkkikysely:</text:p>
      <text:p text:style-name="P159">{</text:p>
      <text:p text:style-name="P159"><text:s text:c="4"/>"targets": [</text:p>
      <text:p text:style-name="P159"><text:s text:c="4"/>{</text:p>
      <text:p text:style-name="P159"><text:s text:c="8"/>"id": "1",</text:p>
      <text:p text:style-name="P159"><text:s text:c="8"/>"no": "1"</text:p>
      <text:p text:style-name="P159"><text:s text:c="4"/>}],</text:p>
      <text:p text:style-name="P159"><text:s text:c="4"/>"authentication": "api_key"</text:p>
      <text:p text:style-name="P159">}</text:p>
      <text:p text:style-name="P159"/>
      <text:p text:style-name="P53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39" text:outline-level="3"><text:bookmark-start text:name="__DdeLink__4674_722554450"/>POST api/exportDDI<text:bookmark-end text:name="__DdeLink__4674_722554450"/></text:h>
      <text:p text:style-name="P101">Palauttaa <text:span text:style-name="T31">aineiston</text:span> tiedot ddi 2.5 xml-formaatissa. <text:span text:style-name="T31">Operaatio voidaan tehdä vain aineistolle.</text:span></text:p>
      <text:p text:style-name="P83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8">avain</text:p>
          </table:table-cell>
          <table:table-cell table:style-name="Table5.A1" office:value-type="string">
            <text:p text:style-name="P178">tyyppi</text:p>
          </table:table-cell>
          <table:table-cell table:style-name="Table5.C1" office:value-type="string">
            <text:p text:style-name="P178">selite</text:p>
          </table:table-cell>
        </table:table-row>
        <table:table-row>
          <table:table-cell table:style-name="Table5.A2" office:value-type="string">
            <text:p text:style-name="P129">key</text:p>
          </table:table-cell>
          <table:table-cell table:style-name="Table5.A2" office:value-type="string">
            <text:p text:style-name="P129">objekti</text:p>
          </table:table-cell>
          <table:table-cell table:style-name="Table5.C2" office:value-type="string">
            <text:p text:style-name="P131">Sisältää halutun aineiston revisioavaimen</text:p>
          </table:table-cell>
        </table:table-row>
        <table:table-row>
          <table:table-cell table:style-name="Table5.A2" office:value-type="string">
            <text:p text:style-name="P129"><text:s text:c="4"/>id</text:p>
          </table:table-cell>
          <table:table-cell table:style-name="Table5.A2" office:value-type="string">
            <text:p text:style-name="P129">numero</text:p>
          </table:table-cell>
          <table:table-cell table:style-name="Table5.C2" office:value-type="string">
            <text:p text:style-name="P131"><text:span text:style-name="T80">R</text:span>evisiotunnus</text:p>
          </table:table-cell>
        </table:table-row>
        <table:table-row>
          <table:table-cell table:style-name="Table5.A2" office:value-type="string">
            <text:p text:style-name="P129"><text:s text:c="4"/>no</text:p>
          </table:table-cell>
          <table:table-cell table:style-name="Table5.A2" office:value-type="string">
            <text:p text:style-name="P129">numero</text:p>
          </table:table-cell>
          <table:table-cell table:style-name="Table5.C2" office:value-type="string">
            <text:p text:style-name="P131"><text:span text:style-name="T80">R</text:span>evisionumero</text:p>
          </table:table-cell>
        </table:table-row>
        <table:table-row>
          <table:table-cell table:style-name="Table5.A2" office:value-type="string">
            <text:p text:style-name="P129">language</text:p>
          </table:table-cell>
          <table:table-cell table:style-name="Table5.A2" office:value-type="string">
            <text:p text:style-name="P129">merkkijono (enum)</text:p>
          </table:table-cell>
          <table:table-cell table:style-name="Table5.C2" office:value-type="string">
            <text:p text:style-name="P129"><text:span text:style-name="T80">Halutun aineiston kieli. Arvot löytyvät tiedostosta </text:span>Language.java</text:p>
          </table:table-cell>
        </table:table-row>
      </table:table>
      <text:p text:style-name="P54"/>
      <text:p text:style-name="P53">Paluuarvot:</text:p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8">avain</text:p>
          </table:table-cell>
          <table:table-cell table:style-name="Table6.A1" office:value-type="string">
            <text:p text:style-name="P178">tyyppi</text:p>
          </table:table-cell>
          <table:table-cell table:style-name="Table6.C1" office:value-type="string">
            <text:p text:style-name="P178">selite</text:p>
          </table:table-cell>
        </table:table-row>
        <table:table-row>
          <table:table-cell table:style-name="Table6.A2" office:value-type="string">
            <text:p text:style-name="P120">ddi</text:p>
          </table:table-cell>
          <table:table-cell table:style-name="Table6.A2" office:value-type="string">
            <text:p text:style-name="P136">merkkijono</text:p>
          </table:table-cell>
          <table:table-cell table:style-name="Table6.C2" office:value-type="string">
            <text:p text:style-name="P122"><text:span text:style-name="T80">P</text:span>alautetun aineiston tiedot ddi-2.5 xml-formaatissa</text:p>
          </table:table-cell>
        </table:table-row>
      </table:table>
      <text:p text:style-name="P83"/>
      <text:p text:style-name="P8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40" text:outline-level="3"><text:bookmark-start text:name="__DdeLink__4676_722554450"/>POST api/importDDI<text:bookmark-end text:name="__DdeLink__4676_722554450"/></text:h>
      <text:p text:style-name="P59">Tuo tiedot annetusta DDI-tiedostosta aineistolle. <text:span text:style-name="T31">Operaatio voidaan tehdä vain aineistolle.</text:span></text:p>
      <text:p text:style-name="P55"/>
      <text:p text:style-name="P55">Parametrit:</text:p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78">avain</text:p>
          </table:table-cell>
          <table:table-cell table:style-name="Table7.A1" office:value-type="string">
            <text:p text:style-name="P178">tyyppi</text:p>
          </table:table-cell>
          <table:table-cell table:style-name="Table7.C1" office:value-type="string">
            <text:p text:style-name="P178">selite</text:p>
          </table:table-cell>
        </table:table-row>
        <table:table-row>
          <table:table-cell table:style-name="Table7.A2" office:value-type="string">
            <text:p text:style-name="P122">key</text:p>
          </table:table-cell>
          <table:table-cell table:style-name="Table7.A2" office:value-type="string">
            <text:p text:style-name="P131">objekti</text:p>
          </table:table-cell>
          <table:table-cell table:style-name="Table7.C2" office:value-type="string">
            <text:p text:style-name="P131">Sisältää halutun aineiston revisioavaimen</text:p>
          </table:table-cell>
        </table:table-row>
        <table:table-row>
          <table:table-cell table:style-name="Table7.A2" office:value-type="string">
            <text:p text:style-name="P121"><text:s text:c="4"/><text:span text:style-name="T10">id</text:span></text:p>
          </table:table-cell>
          <table:table-cell table:style-name="Table7.A2" office:value-type="string">
            <text:p text:style-name="P131">numero</text:p>
          </table:table-cell>
          <table:table-cell table:style-name="Table7.C2" office:value-type="string">
            <text:p text:style-name="P131"><text:span text:style-name="T80">R</text:span>evisiotunnus</text:p>
          </table:table-cell>
        </table:table-row>
        <table:table-row>
          <table:table-cell table:style-name="Table7.A2" office:value-type="string">
            <text:p text:style-name="P121"><text:s text:c="4"/><text:span text:style-name="T11">no</text:span></text:p>
          </table:table-cell>
          <table:table-cell table:style-name="Table7.A2" office:value-type="string">
            <text:p text:style-name="P131">numero</text:p>
          </table:table-cell>
          <table:table-cell table:style-name="Table7.C2" office:value-type="string">
            <text:p text:style-name="P131"><text:span text:style-name="T80">R</text:span>evisionumero</text:p>
          </table:table-cell>
        </table:table-row>
        <table:table-row>
          <table:table-cell table:style-name="Table7.A2" office:value-type="string">
            <text:p text:style-name="P122">path</text:p>
          </table:table-cell>
          <table:table-cell table:style-name="Table7.A2" office:value-type="string">
            <text:p text:style-name="P131">merkkijono</text:p>
          </table:table-cell>
          <table:table-cell table:style-name="Table7.C2" office:value-type="string">
            <text:p text:style-name="P131"><text:span text:style-name="T80">T</text:span>uotavan xml-tiedoston tiedostopolku palvelimella.</text:p>
          </table:table-cell>
        </table:table-row>
      </table:table>
      <text:p text:style-name="P55"/>
      <text:p text:style-name="P55">Pal<text:span text:style-name="T12">uuarvot</text:span>:</text:p>
      <text:p text:style-name="P55"/>
      <text:p text:style-name="P71"><text:span text:style-name="T32">Päätepiste</text:span> palauttaa vain oletusarvot.</text:p>
      <text:p text:style-name="P55"/>
      <text:p text:style-name="P55">Esimerkkikysely:</text:p>
      <text:p text:style-name="P55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60"/>
      <text:p text:style-name="P160">{</text:p>
      <text:p text:style-name="P160"><text:s text:c="4"/>"authenticated": true,</text:p>
      <text:p text:style-name="P160"><text:s text:c="4"/>"result": "OPERATION_SUCCESSFUL",</text:p>
      <text:p text:style-name="P160"><text:s text:c="4"/>"exception": null</text:p>
      <text:p text:style-name="P160">}</text:p>
      <text:p text:style-name="P160"/>
      <text:h text:style-name="P241" text:outline-level="3"><text:bookmark-start text:name="__DdeLink__4678_722554450"/>POST api/claimRevision<text:bookmark-end text:name="__DdeLink__4678_722554450"/></text:h>
      <text:p text:style-name="P111"><text:span text:style-name="T49">Asettaa api-käyttäjän revision käsittelijäksi</text:span>.<text:span text:style-name="T16"> </text:span></text:p>
      <text:p text:style-name="P87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56">Parametrit:</text:p>
      <text:p text:style-name="P5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78">avain</text:p>
          </table:table-cell>
          <table:table-cell table:style-name="Table9.A1" office:value-type="string">
            <text:p text:style-name="P178">tyyppi</text:p>
          </table:table-cell>
          <table:table-cell table:style-name="Table9.C1" office:value-type="string">
            <text:p text:style-name="P178">selite</text:p>
          </table:table-cell>
        </table:table-row>
        <table:table-row>
          <table:table-cell table:style-name="Table9.A2" office:value-type="string">
            <text:p text:style-name="P123">key</text:p>
          </table:table-cell>
          <table:table-cell table:style-name="Table9.A2" office:value-type="string">
            <text:p text:style-name="P131">objekti</text:p>
          </table:table-cell>
          <table:table-cell table:style-name="Table9.C2" office:value-type="string">
            <text:p text:style-name="P131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26"><text:s text:c="4"/><text:span text:style-name="T10">id</text:span></text:p>
          </table:table-cell>
          <table:table-cell table:style-name="Table9.A2" office:value-type="string">
            <text:p text:style-name="P131">numero</text:p>
          </table:table-cell>
          <table:table-cell table:style-name="Table9.C2" office:value-type="string">
            <text:p text:style-name="P131"><text:span text:style-name="T80">R</text:span>evisiotunnus</text:p>
          </table:table-cell>
        </table:table-row>
        <table:table-row>
          <table:table-cell table:style-name="Table9.A2" office:value-type="string">
            <text:p text:style-name="P126"><text:s text:c="4"/><text:span text:style-name="T11">no</text:span></text:p>
          </table:table-cell>
          <table:table-cell table:style-name="Table9.A2" office:value-type="string">
            <text:p text:style-name="P131">numero</text:p>
          </table:table-cell>
          <table:table-cell table:style-name="Table9.C2" office:value-type="string">
            <text:p text:style-name="P131"><text:span text:style-name="T80">R</text:span>evisionumero</text:p>
          </table:table-cell>
        </table:table-row>
      </table:table>
      <text:p text:style-name="P56"/>
      <text:p text:style-name="P56">Pal<text:span text:style-name="T12">uuarvot</text:span>:</text:p>
      <text:p text:style-name="P5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78">avain</text:p>
          </table:table-cell>
          <table:table-cell table:style-name="Table10.A1" office:value-type="string">
            <text:p text:style-name="P178">tyyppi</text:p>
          </table:table-cell>
          <table:table-cell table:style-name="Table10.C1" office:value-type="string">
            <text:p text:style-name="P178">selite</text:p>
          </table:table-cell>
        </table:table-row>
        <table:table-row>
          <table:table-cell table:style-name="Table10.A2" office:value-type="string">
            <text:p text:style-name="P10">response</text:p>
          </table:table-cell>
          <table:table-cell table:style-name="Table10.A2" office:value-type="string">
            <text:p text:style-name="P31">objekti</text:p>
          </table:table-cell>
          <table:table-cell table:style-name="Table10.C2" office:value-type="string">
            <text:p text:style-name="P19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10"><text:s text:c="4"/>result</text:p>
          </table:table-cell>
          <table:table-cell table:style-name="Table10.A2" office:value-type="string">
            <text:p text:style-name="P31">objekti</text:p>
          </table:table-cell>
          <table:table-cell table:style-name="Table10.C2" office:value-type="string">
            <text:p text:style-name="P36">Sisältää operaation tuloksen ja mahdollisen lisäviestin.</text:p>
          </table:table-cell>
        </table:table-row>
        <table:table-row>
          <table:table-cell table:style-name="Table10.A2" office:value-type="string">
            <text:p text:style-name="P10"><text:s text:c="8"/><text:span text:style-name="T32">result</text:span></text:p>
          </table:table-cell>
          <table:table-cell table:style-name="Table10.A2" office:value-type="string">
            <text:p text:style-name="P31">merkkijono (enum)</text:p>
          </table:table-cell>
          <table:table-cell table:style-name="Table10.C2" office:value-type="string">
            <text:p text:style-name="P31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10"><text:s text:c="8"/><text:span text:style-name="T32">message</text:span></text:p>
          </table:table-cell>
          <table:table-cell table:style-name="Table10.A2" office:value-type="string">
            <text:p text:style-name="P31">merkkijono</text:p>
          </table:table-cell>
          <table:table-cell table:style-name="Table10.C2" office:value-type="string">
            <text:p text:style-name="P31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3"><text:s text:c="4"/>data</text:p>
          </table:table-cell>
          <table:table-cell table:style-name="Table10.A2" office:value-type="string">
            <text:p text:style-name="P31">objekti</text:p>
          </table:table-cell>
          <table:table-cell table:style-name="Table10.C2" office:value-type="string">
            <text:p text:style-name="P24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10"><text:s text:c="4"/><text:span text:style-name="T17">configuration</text:span></text:p>
          </table:table-cell>
          <table:table-cell table:style-name="Table10.A2" office:value-type="string">
            <text:p text:style-name="P31">objekti</text:p>
          </table:table-cell>
          <table:table-cell table:style-name="Table10.C2" office:value-type="string">
            <text:p text:style-name="P19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3"><text:s text:c="4"/>gui</text:p>
          </table:table-cell>
          <table:table-cell table:style-name="Table10.A8" office:value-type="string">
            <text:p text:style-name="P31">objekti</text:p>
          </table:table-cell>
          <table:table-cell table:style-name="Table10.C8" office:value-type="string">
            <text:p text:style-name="P19"><text:span text:style-name="T80">(</text:span>ei käytössä<text:span text:style-name="T80">)</text:span></text:p>
          </table:table-cell>
        </table:table-row>
      </table:table>
      <text:p text:style-name="P56"/>
      <text:p text:style-name="P5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63"/>
      <text:p text:style-name="P63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oft-page-break/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41" text:outline-level="3"><text:bookmark-start text:name="__DdeLink__4680_722554450"/>POST api/releaseRevision<text:bookmark-end text:name="__DdeLink__4680_722554450"/></text:h>
      <text:p text:style-name="P84">Vapauttaa revision <text:span text:style-name="T49">sen hetkisen käsittelijän alaisuudesta.</text:span></text:p>
      <text:p text:style-name="P87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57">Parametrit:</text:p>
      <text:p text:style-name="P5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8">avain</text:p>
          </table:table-cell>
          <table:table-cell table:style-name="Table4.A1" office:value-type="string">
            <text:p text:style-name="P178">tyyppi</text:p>
          </table:table-cell>
          <table:table-cell table:style-name="Table4.C1" office:value-type="string">
            <text:p text:style-name="P178">selite</text:p>
          </table:table-cell>
        </table:table-row>
        <table:table-row>
          <table:table-cell table:style-name="Table4.A2" office:value-type="string">
            <text:p text:style-name="P124">key</text:p>
          </table:table-cell>
          <table:table-cell table:style-name="Table4.A2" office:value-type="string">
            <text:p text:style-name="P131">objekti</text:p>
          </table:table-cell>
          <table:table-cell table:style-name="Table4.C2" office:value-type="string">
            <text:p text:style-name="P131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27"><text:s text:c="4"/><text:span text:style-name="T10">id</text:span></text:p>
          </table:table-cell>
          <table:table-cell table:style-name="Table4.A2" office:value-type="string">
            <text:p text:style-name="P131">numero</text:p>
          </table:table-cell>
          <table:table-cell table:style-name="Table4.C2" office:value-type="string">
            <text:p text:style-name="P131"><text:span text:style-name="T80">R</text:span>evisiotunnus</text:p>
          </table:table-cell>
        </table:table-row>
        <table:table-row>
          <table:table-cell table:style-name="Table4.A2" office:value-type="string">
            <text:p text:style-name="P127"><text:s text:c="4"/><text:span text:style-name="T11">no</text:span></text:p>
          </table:table-cell>
          <table:table-cell table:style-name="Table4.A2" office:value-type="string">
            <text:p text:style-name="P131">numero</text:p>
          </table:table-cell>
          <table:table-cell table:style-name="Table4.C2" office:value-type="string">
            <text:p text:style-name="P131"><text:span text:style-name="T80">R</text:span>evisionumero</text:p>
          </table:table-cell>
        </table:table-row>
      </table:table>
      <text:p text:style-name="P57"/>
      <text:p text:style-name="P57">Pal<text:span text:style-name="T12">uuarvot</text:span>: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78">avain</text:p>
          </table:table-cell>
          <table:table-cell table:style-name="Table8.A1" office:value-type="string">
            <text:p text:style-name="P178">tyyppi</text:p>
          </table:table-cell>
          <table:table-cell table:style-name="Table8.C1" office:value-type="string">
            <text:p text:style-name="P178">selite</text:p>
          </table:table-cell>
        </table:table-row>
        <table:table-row>
          <table:table-cell table:style-name="Table8.A2" office:value-type="string">
            <text:p text:style-name="P11">response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18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10"><text:s text:c="4"/>result</text:p>
          </table:table-cell>
          <table:table-cell table:style-name="Table8.A2" office:value-type="string">
            <text:p text:style-name="P31">objekti</text:p>
          </table:table-cell>
          <table:table-cell table:style-name="Table8.C2" office:value-type="string">
            <text:p text:style-name="P36">Sisältää operaation tuloksen ja mahdollisen lisäviestin.</text:p>
          </table:table-cell>
        </table:table-row>
        <table:table-row>
          <table:table-cell table:style-name="Table8.A2" office:value-type="string">
            <text:p text:style-name="P10"><text:s text:c="8"/><text:span text:style-name="T32">result</text:span></text:p>
          </table:table-cell>
          <table:table-cell table:style-name="Table8.A2" office:value-type="string">
            <text:p text:style-name="P31">merkkijono (enum)</text:p>
          </table:table-cell>
          <table:table-cell table:style-name="Table8.C2" office:value-type="string">
            <text:p text:style-name="P31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10"><text:s text:c="8"/><text:span text:style-name="T32">message</text:span></text:p>
          </table:table-cell>
          <table:table-cell table:style-name="Table8.A2" office:value-type="string">
            <text:p text:style-name="P31">merkkijono</text:p>
          </table:table-cell>
          <table:table-cell table:style-name="Table8.C2" office:value-type="string">
            <text:p text:style-name="P31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3"><text:s text:c="4"/>data</text:p>
          </table:table-cell>
          <table:table-cell table:style-name="Table8.A2" office:value-type="string">
            <text:p text:style-name="P31">objekti</text:p>
          </table:table-cell>
          <table:table-cell table:style-name="Table8.C2" office:value-type="string">
            <text:p text:style-name="P24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10"><text:s text:c="4"/><text:span text:style-name="T17">configuration</text:span></text:p>
          </table:table-cell>
          <table:table-cell table:style-name="Table8.A2" office:value-type="string">
            <text:p text:style-name="P31">objekti</text:p>
          </table:table-cell>
          <table:table-cell table:style-name="Table8.C2" office:value-type="string">
            <text:p text:style-name="P19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3"><text:s text:c="4"/>gui</text:p>
          </table:table-cell>
          <table:table-cell table:style-name="Table8.A8" office:value-type="string">
            <text:p text:style-name="P31">objekti</text:p>
          </table:table-cell>
          <table:table-cell table:style-name="Table8.C8" office:value-type="string">
            <text:p text:style-name="P19"><text:span text:style-name="T80">(</text:span>ei käytössä<text:span text:style-name="T80">)</text:span></text:p>
          </table:table-cell>
        </table:table-row>
      </table:table>
      <text:p text:style-name="P57"/>
      <text:p text:style-name="P57">Esimerkkikysely:</text:p>
      <text:p text:style-name="P163">{</text:p>
      <text:p text:style-name="P163"><text:s text:c="4"/>"key":</text:p>
      <text:p text:style-name="P163"><text:s text:c="4"/>{</text:p>
      <text:p text:style-name="P163"><text:s text:c="8"/>"id": "123",</text:p>
      <text:p text:style-name="P163"><text:s text:c="8"/>"no": "1"</text:p>
      <text:p text:style-name="P163"><text:s text:c="4"/>},</text:p>
      <text:p text:style-name="P163"><text:s text:c="4"/>"authentication": "<text:span text:style-name="T15">api_key</text:span>"</text:p>
      <text:p text:style-name="P163">}</text:p>
      <text:p text:style-name="P64"/>
      <text:p text:style-name="P64">Esimerkkivastaus:</text:p>
      <text:p text:style-name="P163"><text:bookmark-start text:name="__DdeLink__1437_8844190313"/>{</text:p>
      <text:p text:style-name="P163"><text:s text:c="4"/>"authenticated": true,</text:p>
      <text:p text:style-name="P163"><text:s text:c="4"/>"result": "REVISION_UPDATE_SUCCESSFUL",</text:p>
      <text:p text:style-name="P163"><text:s text:c="4"/>"exception": null,</text:p>
      <text:p text:style-name="P163"><text:s text:c="4"/>"response":</text:p>
      <text:p text:style-name="P163"><text:s text:c="4"/>{</text:p>
      <text:p text:style-name="P163"><text:s text:c="8"/>"result":</text:p>
      <text:p text:style-name="P163"><text:s text:c="8"/>{</text:p>
      <text:p text:style-name="P163"><text:s text:c="12"/>"result": "REVISION_UPDATE_SUCCESSFUL",</text:p>
      <text:p text:style-name="P163"><text:s text:c="12"/>"message": null</text:p>
      <text:p text:style-name="P163"><text:soft-page-break/><text:s text:c="8"/>},</text:p>
      <text:p text:style-name="P163"><text:s text:c="8"/>"data":</text:p>
      <text:p text:style-name="P163"><text:s text:c="8"/>{</text:p>
      <text:p text:style-name="P163"><text:s text:c="12"/>"key":</text:p>
      <text:p text:style-name="P163"><text:s text:c="12"/>{</text:p>
      <text:p text:style-name="P163"><text:s text:c="16"/>"id": 123,</text:p>
      <text:p text:style-name="P163"><text:s text:c="16"/>"no": 1</text:p>
      <text:p text:style-name="P163"><text:s text:c="12"/>},</text:p>
      <text:p text:style-name="P163"/>
      <text:p text:style-name="P163"><text:tab/><text:tab/>…</text:p>
      <text:p text:style-name="P163"/>
      <text:p text:style-name="P163"><text:s text:c="8"/>},</text:p>
      <text:p text:style-name="P163"><text:s text:c="8"/>"configuration": null,</text:p>
      <text:p text:style-name="P163"><text:s text:c="8"/>"gui": null</text:p>
      <text:p text:style-name="P163"><text:s text:c="4"/>}</text:p>
      <text:p text:style-name="P163">}<text:bookmark-end text:name="__DdeLink__1437_8844190313"/></text:p>
      <text:h text:style-name="P241" text:outline-level="3"><text:bookmark-start text:name="__DdeLink__4682_722554450"/>POST api/exportRevision<text:bookmark-end text:name="__DdeLink__4682_722554450"/></text:h>
      <text:p text:style-name="P84">Palauttaa revision datan json-merkkijonona.</text:p>
      <text:p text:style-name="P57">Parametrit:</text:p>
      <text:p text:style-name="P57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178">avain</text:p>
          </table:table-cell>
          <table:table-cell table:style-name="Table11.A1" office:value-type="string">
            <text:p text:style-name="P178">tyyppi</text:p>
          </table:table-cell>
          <table:table-cell table:style-name="Table11.C1" office:value-type="string">
            <text:p text:style-name="P178">selite</text:p>
          </table:table-cell>
        </table:table-row>
        <table:table-row>
          <table:table-cell table:style-name="Table11.A2" office:value-type="string">
            <text:p text:style-name="P124">key</text:p>
          </table:table-cell>
          <table:table-cell table:style-name="Table11.A2" office:value-type="string">
            <text:p text:style-name="P131">objekti</text:p>
          </table:table-cell>
          <table:table-cell table:style-name="Table11.C2" office:value-type="string">
            <text:p text:style-name="P131">Sisältää halutun revision revisioavaimen</text:p>
          </table:table-cell>
        </table:table-row>
        <table:table-row>
          <table:table-cell table:style-name="Table11.A2" office:value-type="string">
            <text:p text:style-name="P127"><text:s text:c="4"/><text:span text:style-name="T10">id</text:span></text:p>
          </table:table-cell>
          <table:table-cell table:style-name="Table11.A2" office:value-type="string">
            <text:p text:style-name="P131">numero</text:p>
          </table:table-cell>
          <table:table-cell table:style-name="Table11.C2" office:value-type="string">
            <text:p text:style-name="P131"><text:span text:style-name="T80">R</text:span>evisiotunnus</text:p>
          </table:table-cell>
        </table:table-row>
        <table:table-row>
          <table:table-cell table:style-name="Table11.A2" office:value-type="string">
            <text:p text:style-name="P127"><text:s text:c="4"/><text:span text:style-name="T11">no</text:span></text:p>
          </table:table-cell>
          <table:table-cell table:style-name="Table11.A2" office:value-type="string">
            <text:p text:style-name="P131">numero</text:p>
          </table:table-cell>
          <table:table-cell table:style-name="Table11.C2" office:value-type="string">
            <text:p text:style-name="P131"><text:span text:style-name="T80">R</text:span>evisionumero</text:p>
          </table:table-cell>
        </table:table-row>
      </table:table>
      <text:p text:style-name="P57"/>
      <text:p text:style-name="P57">Pal<text:span text:style-name="T12">uuarvot</text:span>:</text:p>
      <text:p text:style-name="P57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78">avain</text:p>
          </table:table-cell>
          <table:table-cell table:style-name="Table12.A1" office:value-type="string">
            <text:p text:style-name="P178">tyyppi</text:p>
          </table:table-cell>
          <table:table-cell table:style-name="Table12.C1" office:value-type="string">
            <text:p text:style-name="P178">selite</text:p>
          </table:table-cell>
        </table:table-row>
        <table:table-row>
          <table:table-cell table:style-name="Table12.A2" office:value-type="string">
            <text:p text:style-name="P11">response</text:p>
          </table:table-cell>
          <table:table-cell table:style-name="Table12.A2" office:value-type="string">
            <text:p text:style-name="P36">objekti</text:p>
          </table:table-cell>
          <table:table-cell table:style-name="Table12.C2" office:value-type="string">
            <text:p text:style-name="P18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1"><text:s text:c="4"/>result</text:p>
          </table:table-cell>
          <table:table-cell table:style-name="Table12.A2" office:value-type="string">
            <text:p text:style-name="P36">merkkijono (enum)</text:p>
          </table:table-cell>
          <table:table-cell table:style-name="Table12.C2" office:value-type="string">
            <text:p text:style-name="P18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27"><text:s text:c="4"/>content</text:p>
          </table:table-cell>
          <table:table-cell table:style-name="Table12.A2" office:value-type="string">
            <text:p text:style-name="P36">merkkijono</text:p>
          </table:table-cell>
          <table:table-cell table:style-name="Table12.C2" office:value-type="string">
            <text:p text:style-name="P18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27"><text:s text:c="4"/>key</text:p>
          </table:table-cell>
          <table:table-cell table:style-name="Table12.A2" office:value-type="string">
            <text:p text:style-name="P36">objekti</text:p>
          </table:table-cell>
          <table:table-cell table:style-name="Table12.C2" office:value-type="string">
            <text:p text:style-name="P27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1"><text:s text:c="8"/><text:span text:style-name="T18">id</text:span></text:p>
          </table:table-cell>
          <table:table-cell table:style-name="Table12.A2" office:value-type="string">
            <text:p text:style-name="P36">numero</text:p>
          </table:table-cell>
          <table:table-cell table:style-name="Table12.C2" office:value-type="string">
            <text:p text:style-name="P27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1"><text:s text:c="8"/><text:span text:style-name="T18">no</text:span></text:p>
          </table:table-cell>
          <table:table-cell table:style-name="Table12.A7" office:value-type="string">
            <text:p text:style-name="P36">numero</text:p>
          </table:table-cell>
          <table:table-cell table:style-name="Table12.C7" office:value-type="string">
            <text:p text:style-name="P27"><text:span text:style-name="T80">R</text:span>evisionumero</text:p>
          </table:table-cell>
        </table:table-row>
      </table:table>
      <text:p text:style-name="P57"/>
      <text:p text:style-name="P84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64">Esimerkkivastaus:</text:p>
      <text:p text:style-name="P164"/>
      <text:p text:style-name="P164">{</text:p>
      <text:p text:style-name="P164"><text:s text:c="4"/>"authenticated": true,</text:p>
      <text:p text:style-name="P164"><text:s text:c="4"/>"result": "REVISION_FOUND",</text:p>
      <text:p text:style-name="P164"><text:s text:c="4"/>"exception": null,</text:p>
      <text:p text:style-name="P164"><text:s text:c="4"/>"response":</text:p>
      <text:p text:style-name="P164"><text:s text:c="4"/>{</text:p>
      <text:p text:style-name="P164"><text:s text:c="8"/>"result": "REVISION_FOUND",</text:p>
      <text:p text:style-name="P164"><text:s text:c="8"/>"content": "{\"key\":{\"id\":123,\"no\":1},\"configuration\":",</text:p>
      <text:p text:style-name="P164"><text:s text:c="8"/>"key":</text:p>
      <text:p text:style-name="P164"><text:s text:c="8"/>{</text:p>
      <text:p text:style-name="P164"><text:s text:c="12"/>"id": 123,</text:p>
      <text:p text:style-name="P164"><text:s text:c="12"/>"no": 1</text:p>
      <text:p text:style-name="P164"><text:s text:c="8"/>}</text:p>
      <text:p text:style-name="P164"><text:s text:c="4"/>}</text:p>
      <text:p text:style-name="P164">}</text:p>
      <text:h text:style-name="P241" text:outline-level="3"><text:bookmark-start text:name="__DdeLink__4684_722554450"/>POST api/collectReferenceOptions<text:bookmark-end text:name="__DdeLink__4684_722554450"/></text:h>
      <text:p text:style-name="P84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58">Pa<text:span text:style-name="T19">r</text:span>ametrit:</text:p>
      <text:p text:style-name="P5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8">avain</text:p>
          </table:table-cell>
          <table:table-cell table:style-name="Table13.A1" office:value-type="string">
            <text:p text:style-name="P178">tyyppi</text:p>
          </table:table-cell>
          <table:table-cell table:style-name="Table13.C1" office:value-type="string">
            <text:p text:style-name="P178">selite</text:p>
          </table:table-cell>
        </table:table-row>
        <table:table-row>
          <table:table-cell table:style-name="Table13.A2" office:value-type="string">
            <text:p text:style-name="P130">request</text:p>
          </table:table-cell>
          <table:table-cell table:style-name="Table13.A2" office:value-type="string">
            <text:p text:style-name="P146">objekti</text:p>
          </table:table-cell>
          <table:table-cell table:style-name="Table13.C2" office:value-type="string">
            <text:p text:style-name="P153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28"><text:s text:c="4"/><text:span text:style-name="T19">language</text:span></text:p>
          </table:table-cell>
          <table:table-cell table:style-name="Table13.A2" office:value-type="string">
            <text:p text:style-name="P146">merkkijono(enum)</text:p>
          </table:table-cell>
          <table:table-cell table:style-name="Table13.C2" office:value-type="string">
            <text:p text:style-name="P150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28"><text:s text:c="4"/><text:span text:style-name="T40">returnFirst</text:span></text:p>
          </table:table-cell>
          <table:table-cell table:style-name="Table13.A2" office:value-type="string">
            <text:p text:style-name="P148">boolean</text:p>
            <text:p text:style-name="P150">(oletus: false)</text:p>
          </table:table-cell>
          <table:table-cell table:style-name="Table13.C2" office:value-type="string">
            <text:p text:style-name="P150">true, mikäli halutaan palauttaa vain ensimmäinen tulos</text:p>
          </table:table-cell>
        </table:table-row>
        <table:table-row>
          <table:table-cell table:style-name="Table13.A2" office:value-type="string">
            <text:p text:style-name="P128"><text:s text:c="4"/><text:span text:style-name="T19">root</text:span></text:p>
          </table:table-cell>
          <table:table-cell table:style-name="Table13.A2" office:value-type="string">
            <text:p text:style-name="P146">objekti</text:p>
          </table:table-cell>
          <table:table-cell table:style-name="Table13.C2" office:value-type="string">
            <text:p text:style-name="P153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28"><text:s text:c="8"/><text:span text:style-name="T19">emptyEqualsNone</text:span></text:p>
          </table:table-cell>
          <table:table-cell table:style-name="Table13.A2" office:value-type="string">
            <text:p text:style-name="P147">boolean <text:span text:style-name="T41">(oletus:false)</text:span></text:p>
          </table:table-cell>
          <table:table-cell table:style-name="Table13.C2" office:value-type="string">
            <text:p text:style-name="P151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28"><text:s text:c="8"/><text:span text:style-name="T19">reference</text:span></text:p>
          </table:table-cell>
          <table:table-cell table:style-name="Table13.A2" office:value-type="string">
            <text:p text:style-name="P149">objekti</text:p>
          </table:table-cell>
          <table:table-cell table:style-name="Table13.C2" office:value-type="string">
            <text:p text:style-name="P151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28"><text:s text:c="12"/><text:span text:style-name="T19">type</text:span></text:p>
          </table:table-cell>
          <table:table-cell table:style-name="Table13.A2" office:value-type="string">
            <text:p text:style-name="P149">merkkijono(enum)</text:p>
          </table:table-cell>
          <table:table-cell table:style-name="Table13.C2" office:value-type="string">
            <text:p text:style-name="P151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28"><text:s text:c="12"/><text:span text:style-name="T19">target </text:span></text:p>
          </table:table-cell>
          <table:table-cell table:style-name="Table13.A2" office:value-type="string">
            <text:p text:style-name="P149">merkkijono</text:p>
          </table:table-cell>
          <table:table-cell table:style-name="Table13.C2" office:value-type="string">
            <text:p text:style-name="P151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28"><text:s text:c="12"/><text:span text:style-name="T42">valuePath</text:span></text:p>
          </table:table-cell>
          <table:table-cell table:style-name="Table13.A2" office:value-type="string">
            <text:p text:style-name="P152">merkkijono</text:p>
          </table:table-cell>
          <table:table-cell table:style-name="Table13.C2" office:value-type="string">
            <text:p text:style-name="P152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56"><text:s text:c="12"/><text:span text:style-name="T19">titlepath</text:span></text:p>
          </table:table-cell>
          <table:table-cell table:style-name="Table13.A2" office:value-type="string">
            <text:p text:style-name="P155">merkkijono</text:p>
          </table:table-cell>
          <table:table-cell table:style-name="Table13.C2" office:value-type="string">
            <text:p text:style-name="P157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28"><text:s text:c="12"/><text:span text:style-name="T19">approvedOnly</text:span></text:p>
          </table:table-cell>
          <table:table-cell table:style-name="Table13.A2" office:value-type="string">
            <text:p text:style-name="P150">boolean</text:p>
          </table:table-cell>
          <table:table-cell table:style-name="Table13.C2" office:value-type="string">
            <text:p text:style-name="P151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28"><text:s text:c="12"/><text:span text:style-name="T19">ignoreRemoved</text:span></text:p>
          </table:table-cell>
          <table:table-cell table:style-name="Table13.A2" office:value-type="string">
            <text:p text:style-name="P150">boolean</text:p>
          </table:table-cell>
          <table:table-cell table:style-name="Table13.C2" office:value-type="string">
            <text:p text:style-name="P151">true, mikäli halutaan että poistettu-tilassa olevia referenssejä ei palauteta</text:p>
          </table:table-cell>
        </table:table-row>
      </table:table>
      <text:p text:style-name="P58"/>
      <text:p text:style-name="P58">Pal<text:span text:style-name="T12">uuarvot</text:span>:</text:p>
      <text:p text:style-name="P58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178">avain</text:p>
          </table:table-cell>
          <table:table-cell table:style-name="Table14.A1" office:value-type="string">
            <text:p text:style-name="P178">tyyppi</text:p>
          </table:table-cell>
          <table:table-cell table:style-name="Table14.C1" office:value-type="string">
            <text:p text:style-name="P178">selite</text:p>
          </table:table-cell>
        </table:table-row>
        <table:table-row>
          <table:table-cell table:style-name="Table14.A2" office:value-type="string">
            <text:p text:style-name="P30">options</text:p>
          </table:table-cell>
          <table:table-cell table:style-name="Table14.A2" office:value-type="string">
            <text:p text:style-name="P45">taulukko</text:p>
          </table:table-cell>
          <table:table-cell table:style-name="Table14.C2" office:value-type="string">
            <text:p text:style-name="P46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2"><text:s text:c="4"/><text:span text:style-name="T20">value</text:span></text:p>
          </table:table-cell>
          <table:table-cell table:style-name="Table14.A2" office:value-type="string">
            <text:p text:style-name="P45">merkkijono</text:p>
          </table:table-cell>
          <table:table-cell table:style-name="Table14.C2" office:value-type="string">
            <text:p text:style-name="P47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28"><text:s text:c="4"/><text:span text:style-name="T20">title</text:span></text:p>
          </table:table-cell>
          <table:table-cell table:style-name="Table14.A2" office:value-type="string">
            <text:p text:style-name="P45">objekti</text:p>
          </table:table-cell>
          <table:table-cell table:style-name="Table14.C2" office:value-type="string">
            <text:p text:style-name="P47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2"><text:s text:c="8"/><text:span text:style-name="T20">type</text:span></text:p>
          </table:table-cell>
          <table:table-cell table:style-name="Table14.A2" office:value-type="string">
            <text:p text:style-name="P45">merkkijono</text:p>
            <text:p text:style-name="P45">(enum)</text:p>
          </table:table-cell>
          <table:table-cell table:style-name="Table14.C2" office:value-type="string">
            <text:p text:style-name="P46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2"><text:s text:c="8"/><text:span text:style-name="T20">value</text:span></text:p>
          </table:table-cell>
          <table:table-cell table:style-name="Table14.A6" office:value-type="string">
            <text:p text:style-name="P45">merkkijono</text:p>
          </table:table-cell>
          <table:table-cell table:style-name="Table14.C6" office:value-type="string">
            <text:p text:style-name="P47"><text:span text:style-name="T80">t</text:span>itlePath-parametrissa pyydetyn avaimen arvo.</text:p>
          </table:table-cell>
        </table:table-row>
      </table:table>
      <text:p text:style-name="P58"/>
      <text:p text:style-name="P69"/>
      <text:p text:style-name="P69"><text:soft-page-break/></text:p>
      <text:p text:style-name="P109"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65"/>
      <text:p text:style-name="P165">{</text:p>
      <text:p text:style-name="P165"><text:s text:c="4"/>"authenticated": true,</text:p>
      <text:p text:style-name="P165"><text:s text:c="4"/>"result": "OPERATION_SUCCESSFUL",</text:p>
      <text:p text:style-name="P165"><text:s text:c="4"/>"exception": null,</text:p>
      <text:p text:style-name="P165"><text:s text:c="4"/>"options": [</text:p>
      <text:p text:style-name="P165"><text:s text:c="4"/>{</text:p>
      <text:p text:style-name="P165"><text:s text:c="8"/>"value": "53823",</text:p>
      <text:p text:style-name="P165"><text:s text:c="8"/>"title":</text:p>
      <text:p text:style-name="P165"><text:s text:c="8"/>{</text:p>
      <text:p text:style-name="P165"><text:s text:c="12"/>"type": "LITERAL",</text:p>
      <text:p text:style-name="P165"><text:s text:c="12"/>"value": "Testi 1"</text:p>
      <text:p text:style-name="P165"><text:s text:c="8"/>}</text:p>
      <text:p text:style-name="P165"><text:s text:c="4"/>},</text:p>
      <text:p text:style-name="P165"><text:s text:c="4"/>{</text:p>
      <text:p text:style-name="P165"><text:s text:c="8"/>"value": "53824",</text:p>
      <text:p text:style-name="P165"><text:s text:c="8"/>"title":</text:p>
      <text:p text:style-name="P165"><text:s text:c="8"/>{</text:p>
      <text:p text:style-name="P165"><text:s text:c="12"/>"type": "LITERAL",</text:p>
      <text:p text:style-name="P165"><text:s text:c="12"/>"value": "Testi 2"</text:p>
      <text:p text:style-name="P165"><text:s text:c="8"/>}</text:p>
      <text:p text:style-name="P165"><text:s text:c="4"/>}]</text:p>
      <text:p text:style-name="P165">}</text:p>
      <text:p text:style-name="P117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10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10"/>
      <text:p text:style-name="P110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195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195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195"><text:s text:c="12"/>"value": "<text:span text:style-name="T43">Ruotsi”</text:span></text:p>
      <text:p text:style-name="code"><text:soft-page-break/><text:s text:c="8"/>}</text:p>
      <text:p text:style-name="code"><text:s text:c="4"/>}]</text:p>
      <text:p text:style-name="code">}</text:p>
      <text:h text:style-name="P241" text:outline-level="3"><text:bookmark-start text:name="__DdeLink__4457_972758075"/><text:bookmark-start text:name="__DdeLink__4686_722554450"/>POST api/saveRevision<text:bookmark-end text:name="__DdeLink__4686_722554450"/></text:h>
      <text:p text:style-name="P88">Tallentaa revision tilan. <text:span text:style-name="T23">Kutsun yhteydessä lähetetään tallennettava revisiodata TransferData-muodossa.</text:span></text:p>
      <text:p text:style-name="P92">Palautettu revisiodata sijaitsee <text:span text:style-name="T85">kentässä response.data,</text:span> ja se noudattaa transferdata-siirtoformaattia. Siirtoformaatin rakenne on kuvattu erikseen sen omassa dokumentaatiossa.</text:p>
      <text:p text:style-name="P60">Parametrit:</text:p>
      <text:p text:style-name="P60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179">avain</text:p>
          </table:table-cell>
          <table:table-cell table:style-name="Table17.A1" office:value-type="string">
            <text:p text:style-name="P179">tyyppi</text:p>
          </table:table-cell>
          <table:table-cell table:style-name="Table17.C1" office:value-type="string">
            <text:p text:style-name="P179">selite</text:p>
          </table:table-cell>
        </table:table-row>
        <table:table-row>
          <table:table-cell table:style-name="Table17.A2" office:value-type="string">
            <text:p text:style-name="P137">transfer<text:span text:style-name="T82">D</text:span>ata</text:p>
          </table:table-cell>
          <table:table-cell table:style-name="Table17.A2" office:value-type="string">
            <text:p text:style-name="P132">objekti</text:p>
          </table:table-cell>
          <table:table-cell table:style-name="Table17.C2" office:value-type="string">
            <text:p text:style-name="P132">Sisältää <text:span text:style-name="T33">tallennettavan revision datan noudattaen <text:s/>transferdata-rakennetta.</text:span></text:p>
          </table:table-cell>
        </table:table-row>
      </table:table>
      <text:p text:style-name="P60"/>
      <text:p text:style-name="P60">Pal<text:span text:style-name="T12">uuarvot</text:span>:</text:p>
      <text:p text:style-name="P60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79">avain</text:p>
          </table:table-cell>
          <table:table-cell table:style-name="Table18.A1" office:value-type="string">
            <text:p text:style-name="P179">tyyppi</text:p>
          </table:table-cell>
          <table:table-cell table:style-name="Table18.C1" office:value-type="string">
            <text:p text:style-name="P179">selite</text:p>
          </table:table-cell>
        </table:table-row>
        <table:table-row>
          <table:table-cell table:style-name="Table18.A2" office:value-type="string">
            <text:p text:style-name="P11">response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18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10"><text:s text:c="4"/>result</text:p>
          </table:table-cell>
          <table:table-cell table:style-name="Table18.A2" office:value-type="string">
            <text:p text:style-name="P31">objekti</text:p>
          </table:table-cell>
          <table:table-cell table:style-name="Table18.C2" office:value-type="string">
            <text:p text:style-name="P36">Sisältää operaation tuloksen ja mahdollisen lisäviestin.</text:p>
          </table:table-cell>
        </table:table-row>
        <table:table-row>
          <table:table-cell table:style-name="Table18.A2" office:value-type="string">
            <text:p text:style-name="P10"><text:s text:c="8"/><text:span text:style-name="T32">result</text:span></text:p>
          </table:table-cell>
          <table:table-cell table:style-name="Table18.A2" office:value-type="string">
            <text:p text:style-name="P31">merkkijono (enum)</text:p>
          </table:table-cell>
          <table:table-cell table:style-name="Table18.C2" office:value-type="string">
            <text:p text:style-name="P31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10"><text:s text:c="8"/><text:span text:style-name="T32">message</text:span></text:p>
          </table:table-cell>
          <table:table-cell table:style-name="Table18.A2" office:value-type="string">
            <text:p text:style-name="P31">merkkijono</text:p>
          </table:table-cell>
          <table:table-cell table:style-name="Table18.C2" office:value-type="string">
            <text:p text:style-name="P31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3"><text:s text:c="4"/>data</text:p>
          </table:table-cell>
          <table:table-cell table:style-name="Table18.A2" office:value-type="string">
            <text:p text:style-name="P31">objekti</text:p>
          </table:table-cell>
          <table:table-cell table:style-name="Table18.C2" office:value-type="string">
            <text:p text:style-name="P24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10"><text:s text:c="4"/><text:span text:style-name="T17">configuration</text:span></text:p>
          </table:table-cell>
          <table:table-cell table:style-name="Table18.A2" office:value-type="string">
            <text:p text:style-name="P31">objekti</text:p>
          </table:table-cell>
          <table:table-cell table:style-name="Table18.C2" office:value-type="string">
            <text:p text:style-name="P19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3"><text:s text:c="4"/>gui</text:p>
          </table:table-cell>
          <table:table-cell table:style-name="Table18.A8" office:value-type="string">
            <text:p text:style-name="P31">objekti</text:p>
          </table:table-cell>
          <table:table-cell table:style-name="Table18.C2" office:value-type="string">
            <text:p text:style-name="P19"><text:span text:style-name="T80">(</text:span>ei käytössä<text:span text:style-name="T80">)</text:span></text:p>
          </table:table-cell>
        </table:table-row>
      </table:table>
      <text:p text:style-name="P5"/>
      <text:p text:style-name="P89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<text:soft-page-break/>Esimerkkivastaus:</text:p>
      <text:p text:style-name="P168"/>
      <text:p text:style-name="P168">{</text:p>
      <text:p text:style-name="P168"><text:s text:c="4"/>"authenticated": true,</text:p>
      <text:p text:style-name="P168"><text:s text:c="4"/>"result": "OPERATION_SUCCESSFUL",</text:p>
      <text:p text:style-name="P168"><text:s text:c="4"/>"exception": null,</text:p>
      <text:p text:style-name="P168"><text:s text:c="4"/>"response":</text:p>
      <text:p text:style-name="P168"><text:s text:c="4"/>{</text:p>
      <text:p text:style-name="P168"><text:s text:c="8"/>"result":</text:p>
      <text:p text:style-name="P168"><text:s text:c="8"/>{</text:p>
      <text:p text:style-name="P168"><text:s text:c="12"/>"result": "OPERATION_SUCCESSFUL",</text:p>
      <text:p text:style-name="P168"><text:s text:c="12"/>"message": null</text:p>
      <text:p text:style-name="P168"><text:s text:c="8"/>},</text:p>
      <text:p text:style-name="P168"><text:s text:c="8"/>"data":</text:p>
      <text:p text:style-name="P168"><text:s text:c="8"/>{</text:p>
      <text:p text:style-name="P168"><text:s text:c="12"/>"key":</text:p>
      <text:p text:style-name="P168"><text:s text:c="12"/>{</text:p>
      <text:p text:style-name="P168"><text:s text:c="16"/>"id": 54529,</text:p>
      <text:p text:style-name="P168"><text:s text:c="16"/>"no": 2</text:p>
      <text:p text:style-name="P168"><text:s text:c="12"/>},</text:p>
      <text:p text:style-name="P168"><text:s text:c="12"/>"configuration":</text:p>
      <text:p text:style-name="P168"><text:s text:c="12"/>{</text:p>
      <text:p text:style-name="P168"><text:s text:c="16"/>"type": "STUDY",</text:p>
      <text:p text:style-name="P168"><text:s text:c="16"/>"version": 1</text:p>
      <text:p text:style-name="P168"><text:s text:c="12"/>},</text:p>
      <text:p text:style-name="P168"><text:tab/> <text:s text:c="5"/>…</text:p>
      <text:p text:style-name="P168"><text:s text:c="8"/>},</text:p>
      <text:p text:style-name="P168"><text:s text:c="8"/>"configuration": null,</text:p>
      <text:p text:style-name="P168"><text:s text:c="8"/>"gui": null</text:p>
      <text:p text:style-name="P168"><text:s text:c="4"/>}</text:p>
      <text:p text:style-name="P168">}<text:bookmark-end text:name="__DdeLink__4457_972758075"/></text:p>
      <text:h text:style-name="P242" text:outline-level="3"><text:bookmark-start text:name="__DdeLink__4686_7225544501"/><text:bookmark-start text:name="__DdeLink__4754_1269885795"/>POST api/<text:bookmark-end text:name="__DdeLink__4686_7225544501"/>createAndSaveRevision</text:h>
      <text:p text:style-name="P115">Luo uuden tyhjän revision ja tallentaa siihen mukana annetut muutokset. Käytännössä sama kuin createRevision → saveRevision, mutta tarkoitettu lähinnä massapäivitystä helpottamaan.</text:p>
      <text:p text:style-name="P115">Kutsu lähetetään transferData-muodossa, josta tulee löytyä kaikki api/createRevision-kohdassa mainitut pakolliset kentät fields-osiosta (lisäksi revision tyyppi configuration.study)</text:p>
      <text:p text:style-name="P94">Uusi revisionable luodaan vain jos key.id-kenttä on tyhjä/null. Muussa tapauksessa toimii kuten saveRevision. </text:p>
      <text:p text:style-name="P62">Parametrit:</text:p>
      <text:p text:style-name="P62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184">avain</text:p>
          </table:table-cell>
          <table:table-cell table:style-name="Table32.A1" office:value-type="string">
            <text:p text:style-name="P184">tyyppi</text:p>
          </table:table-cell>
          <table:table-cell table:style-name="Table32.C1" office:value-type="string">
            <text:p text:style-name="P184">selite</text:p>
          </table:table-cell>
        </table:table-row>
        <table:table-row>
          <table:table-cell table:style-name="Table32.A2" office:value-type="string">
            <text:p text:style-name="P139">transfer<text:span text:style-name="T82">D</text:span>ata</text:p>
          </table:table-cell>
          <table:table-cell table:style-name="Table32.A2" office:value-type="string">
            <text:p text:style-name="P135">objekti</text:p>
          </table:table-cell>
          <table:table-cell table:style-name="Table32.C2" office:value-type="string">
            <text:p text:style-name="P135">Sisältää <text:span text:style-name="T33">tallennettavan revision datan noudattaen <text:s/>transferdata-rakennetta.</text:span></text:p>
          </table:table-cell>
        </table:table-row>
      </table:table>
      <text:p text:style-name="P62"/>
      <text:p text:style-name="P62">Pal<text:span text:style-name="T12">uuarvot</text:span>:</text:p>
      <text:p text:style-name="P62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84">avain</text:p>
          </table:table-cell>
          <table:table-cell table:style-name="Table33.A1" office:value-type="string">
            <text:p text:style-name="P184">tyyppi</text:p>
          </table:table-cell>
          <table:table-cell table:style-name="Table33.C1" office:value-type="string">
            <text:p text:style-name="P184">selite</text:p>
          </table:table-cell>
        </table:table-row>
        <table:table-row>
          <table:table-cell table:style-name="Table33.A2" office:value-type="string">
            <text:p text:style-name="P17">response</text:p>
          </table:table-cell>
          <table:table-cell table:style-name="Table33.A2" office:value-type="string">
            <text:p text:style-name="P41">objekti</text:p>
          </table:table-cell>
          <table:table-cell table:style-name="Table33.C2" office:value-type="string">
            <text:p text:style-name="P26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17"><text:s text:c="4"/>result</text:p>
          </table:table-cell>
          <table:table-cell table:style-name="Table33.A2" office:value-type="string">
            <text:p text:style-name="P35">objekti</text:p>
          </table:table-cell>
          <table:table-cell table:style-name="Table33.C2" office:value-type="string">
            <text:p text:style-name="P41">Sisältää operaation tuloksen ja mahdollisen lisäviestin.</text:p>
          </table:table-cell>
        </table:table-row>
        <table:table-row>
          <table:table-cell table:style-name="Table33.A2" office:value-type="string">
            <text:p text:style-name="P17"><text:s text:c="8"/><text:span text:style-name="T32">result</text:span></text:p>
          </table:table-cell>
          <table:table-cell table:style-name="Table33.A2" office:value-type="string">
            <text:p text:style-name="P35">merkkijono (enum)</text:p>
          </table:table-cell>
          <table:table-cell table:style-name="Table33.C2" office:value-type="string">
            <text:p text:style-name="P35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17"><text:s text:c="8"/><text:span text:style-name="T32">message</text:span></text:p>
          </table:table-cell>
          <table:table-cell table:style-name="Table33.A2" office:value-type="string">
            <text:p text:style-name="P35">merkkijono</text:p>
          </table:table-cell>
          <table:table-cell table:style-name="Table33.C2" office:value-type="string">
            <text:p text:style-name="P35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6"><text:s text:c="4"/>data</text:p>
          </table:table-cell>
          <table:table-cell table:style-name="Table33.A2" office:value-type="string">
            <text:p text:style-name="P35">objekti</text:p>
          </table:table-cell>
          <table:table-cell table:style-name="Table33.C2" office:value-type="string">
            <text:p text:style-name="P26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17"><text:s text:c="4"/><text:span text:style-name="T17">configuration</text:span></text:p>
          </table:table-cell>
          <table:table-cell table:style-name="Table33.A2" office:value-type="string">
            <text:p text:style-name="P35">objekti</text:p>
          </table:table-cell>
          <table:table-cell table:style-name="Table33.C2" office:value-type="string">
            <text:p text:style-name="P26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6"><text:s text:c="4"/>gui</text:p>
          </table:table-cell>
          <table:table-cell table:style-name="Table33.A8" office:value-type="string">
            <text:p text:style-name="P35">objekti</text:p>
          </table:table-cell>
          <table:table-cell table:style-name="Table33.C2" office:value-type="string">
            <text:p text:style-name="P26"><text:span text:style-name="T80">(</text:span>ei käytössä<text:span text:style-name="T80">)</text:span></text:p>
          </table:table-cell>
        </table:table-row>
      </table:table>
      <text:p text:style-name="P7"/>
      <text:p text:style-name="P91">Esimerkkikysely:</text:p>
      <text:p text:style-name="P203">{</text:p>
      <text:p text:style-name="P203"><text:s text:c="4"/>"transferData":</text:p>
      <text:p text:style-name="P203"><text:s text:c="4"/>{</text:p>
      <text:p text:style-name="P203"><text:s text:c="8"/>"key":</text:p>
      <text:p text:style-name="P203"><text:s text:c="8"/>{</text:p>
      <text:p text:style-name="P203"><text:s text:c="12"/>"id": <text:span text:style-name="T86">null</text:span></text:p>
      <text:p text:style-name="P203"><text:s text:c="8"/>},</text:p>
      <text:p text:style-name="P203"><text:s text:c="8"/>"configuration":</text:p>
      <text:p text:style-name="P203"><text:s text:c="8"/>{</text:p>
      <text:p text:style-name="P203"><text:s text:c="12"/>"type": "STUDY_<text:span text:style-name="T86">ATTACHMENT</text:span>",</text:p>
      <text:p text:style-name="P203"><text:s text:c="12"/>"version": 1</text:p>
      <text:p text:style-name="P203"><text:s text:c="8"/>},</text:p>
      <text:p text:style-name="P203"><text:tab/> <text:s/>“<text:span text:style-name="T86">fields”:</text:span></text:p>
      <text:p text:style-name="P203"><text:s text:c="8"/><text:span text:style-name="T86">{</text:span></text:p>
      <text:p text:style-name="P204"><text:tab/><text:tab/>“study”: </text:p>
      <text:p text:style-name="P204"><text:tab/><text:tab/>{</text:p>
      <text:p text:style-name="P204"><text:tab/><text:tab/><text:tab/>“key”:”study”,</text:p>
      <text:p text:style-name="P204"><text:s/><text:tab/><text:tab/><text:tab/>“type”:”VALUE”,</text:p>
      <text:p text:style-name="P204"><text:soft-page-break/><text:tab/><text:tab/><text:tab/>“values”:</text:p>
      <text:p text:style-name="P204"><text:tab/><text:tab/><text:tab/>{</text:p>
      <text:p text:style-name="P204"><text:tab/><text:tab/><text:tab/><text:tab/>“DEFAULT”:</text:p>
      <text:p text:style-name="P204"><text:tab/><text:tab/><text:tab/><text:tab/>{</text:p>
      <text:p text:style-name="P204"><text:tab/><text:tab/><text:tab/><text:tab/><text:tab/>“current”:studyID</text:p>
      <text:p text:style-name="P204"><text:tab/><text:tab/><text:tab/><text:tab/>}</text:p>
      <text:p text:style-name="P204"><text:tab/><text:tab/><text:tab/>}</text:p>
      <text:p text:style-name="P204"><text:tab/><text:tab/>}</text:p>
      <text:p text:style-name="P204"><text:tab/> <text:s/>}</text:p>
      <text:p text:style-name="P203"><text:s text:c="8"/>…</text:p>
      <text:p text:style-name="P203"/>
      <text:p text:style-name="P203"><text:s text:c="4"/>},</text:p>
      <text:p text:style-name="P203"><text:s text:c="4"/>"authentication": "<text:span text:style-name="T23">api_key</text:span>"</text:p>
      <text:p text:style-name="P203">}</text:p>
      <text:p text:style-name="P203"/>
      <text:p text:style-name="P203"/>
      <text:p text:style-name="P203"/>
      <text:p text:style-name="P82">Esimerkkivastaus:</text:p>
      <text:p text:style-name="P169"/>
      <text:p text:style-name="P169">{</text:p>
      <text:p text:style-name="P169"><text:s text:c="4"/>"authenticated": true,</text:p>
      <text:p text:style-name="P169"><text:s text:c="4"/>"result": "OPERATION_SUCCESSFUL",</text:p>
      <text:p text:style-name="P169"><text:s text:c="4"/>"exception": null,</text:p>
      <text:p text:style-name="P169"><text:s text:c="4"/>"response":</text:p>
      <text:p text:style-name="P169"><text:s text:c="4"/>{</text:p>
      <text:p text:style-name="P169"><text:s text:c="8"/>"result":</text:p>
      <text:p text:style-name="P169"><text:s text:c="8"/>{</text:p>
      <text:p text:style-name="P169"><text:s text:c="12"/>"result": "OPERATION_SUCCESSFUL",</text:p>
      <text:p text:style-name="P169"><text:s text:c="12"/>"message": null</text:p>
      <text:p text:style-name="P169"><text:s text:c="8"/>},</text:p>
      <text:p text:style-name="P169"><text:s text:c="8"/>"data":</text:p>
      <text:p text:style-name="P169"><text:s text:c="8"/>{</text:p>
      <text:p text:style-name="P169"><text:s text:c="12"/>"key":</text:p>
      <text:p text:style-name="P169"><text:s text:c="12"/>{</text:p>
      <text:p text:style-name="P169"><text:s text:c="16"/>"id": 54529,</text:p>
      <text:p text:style-name="P169"><text:s text:c="16"/>"no": 2</text:p>
      <text:p text:style-name="P169"><text:s text:c="12"/>},</text:p>
      <text:p text:style-name="P169"><text:s text:c="12"/>"configuration":</text:p>
      <text:p text:style-name="P169"><text:s text:c="12"/>{</text:p>
      <text:p text:style-name="P169"><text:s text:c="16"/>"type": "STUDY_<text:span text:style-name="T86">ATTACHMENT</text:span>",</text:p>
      <text:p text:style-name="P169"><text:s text:c="16"/>"version": 1</text:p>
      <text:p text:style-name="P169"><text:s text:c="12"/>},</text:p>
      <text:p text:style-name="P169"><text:tab/> <text:s text:c="5"/>…</text:p>
      <text:p text:style-name="P169"><text:s text:c="8"/>},</text:p>
      <text:p text:style-name="P169"><text:s text:c="8"/>"configuration": null,</text:p>
      <text:p text:style-name="P169"><text:s text:c="8"/>"gui": null</text:p>
      <text:p text:style-name="P169"><text:s text:c="4"/>}</text:p>
      <text:p text:style-name="P169">}<text:bookmark-end text:name="__DdeLink__4754_1269885795"/></text:p>
      <text:h text:style-name="P244" text:outline-level="3"><text:bookmark-start text:name="__DdeLink__4686_72255445011"/>POST api/<text:bookmark-end text:name="__DdeLink__4686_72255445011"/><text:span text:style-name="T87">massCreateFiles</text:span></text:h>
      <text:p text:style-name="P236">Massapäivitykseen tarkoitettu kutsu, luo usean tiedostoliitteen yhdellä kutsulla. Tällä estetään aineistojen referenssien sekoittaminen esim. tilanteessa, jossa luodaan useampi kymmenen tiedostoliitettä aineistolle nopealla tahdilla.</text:p>
      <text:p text:style-name="P236">Kutsulle annetaan taulukko createAndSave-kutsun muotoisia objekteja.</text:p>
      <text:p text:style-name="P226">Parametrit:</text:p>
      <text:p text:style-name="P226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52">avain</text:p>
          </table:table-cell>
          <table:table-cell table:style-name="Table36.A1" office:value-type="string">
            <text:p text:style-name="P252">tyyppi</text:p>
          </table:table-cell>
          <table:table-cell table:style-name="Table36.C1" office:value-type="string">
            <text:p text:style-name="P252">selite</text:p>
          </table:table-cell>
        </table:table-row>
        <table:table-row>
          <table:table-cell table:style-name="Table36.A2" office:value-type="string">
            <text:p text:style-name="P247">transfer<text:span text:style-name="T82">D</text:span>ata</text:p>
          </table:table-cell>
          <table:table-cell table:style-name="Table36.A2" office:value-type="string">
            <text:p text:style-name="P249">Taulukko <text:span text:style-name="T89">(TransferData)</text:span></text:p>
          </table:table-cell>
          <table:table-cell table:style-name="Table36.C2" office:value-type="string">
            <text:p text:style-name="P248">Sisältää <text:span text:style-name="T33">tallennettavan revision datan noudattaen <text:s/>transferdata-rakennetta.</text:span></text:p>
          </table:table-cell>
        </table:table-row>
      </table:table>
      <text:p text:style-name="P226"/>
      <text:p text:style-name="P226">Pal<text:span text:style-name="T12">uuarvot</text:span>:</text:p>
      <text:p text:style-name="P226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52">avain</text:p>
          </table:table-cell>
          <table:table-cell table:style-name="Table37.A1" office:value-type="string">
            <text:p text:style-name="P252">tyyppi</text:p>
          </table:table-cell>
          <table:table-cell table:style-name="Table37.C1" office:value-type="string">
            <text:p text:style-name="P252">selite</text:p>
          </table:table-cell>
        </table:table-row>
        <table:table-row>
          <table:table-cell table:style-name="Table37.A2" office:value-type="string">
            <text:p text:style-name="P227">response</text:p>
          </table:table-cell>
          <table:table-cell table:style-name="Table37.A2" office:value-type="string">
            <text:p text:style-name="P228">objekti</text:p>
          </table:table-cell>
          <table:table-cell table:style-name="Table37.C2" office:value-type="string">
            <text:p text:style-name="P229"><text:span text:style-name="T80">S</text:span>isältää palautetun revision</text:p>
          </table:table-cell>
        </table:table-row>
        <table:table-row>
          <table:table-cell table:style-name="Table37.A2" office:value-type="string">
            <text:p text:style-name="P227"><text:s text:c="4"/>result</text:p>
          </table:table-cell>
          <table:table-cell table:style-name="Table37.A2" office:value-type="string">
            <text:p text:style-name="P231">objekti</text:p>
          </table:table-cell>
          <table:table-cell table:style-name="Table37.C2" office:value-type="string">
            <text:p text:style-name="P228">Sisältää operaation tuloksen ja mahdollisen lisäviestin.</text:p>
          </table:table-cell>
        </table:table-row>
        <table:table-row>
          <table:table-cell table:style-name="Table37.A2" office:value-type="string">
            <text:p text:style-name="P227"><text:s text:c="8"/><text:span text:style-name="T32">result</text:span></text:p>
          </table:table-cell>
          <table:table-cell table:style-name="Table37.A2" office:value-type="string">
            <text:p text:style-name="P230">merkkijono (enum)</text:p>
          </table:table-cell>
          <table:table-cell table:style-name="Table37.C2" office:value-type="string">
            <text:p text:style-name="P230"><text:span text:style-name="T80">Operaation tulos</text:span> (ReturnResult.java)</text:p>
          </table:table-cell>
        </table:table-row>
        <table:table-row>
          <table:table-cell table:style-name="Table37.A2" office:value-type="string">
            <text:p text:style-name="P227"><text:s text:c="8"/><text:span text:style-name="T32">message</text:span></text:p>
          </table:table-cell>
          <table:table-cell table:style-name="Table37.A2" office:value-type="string">
            <text:p text:style-name="P230">merkkijono</text:p>
          </table:table-cell>
          <table:table-cell table:style-name="Table37.C2" office:value-type="string">
            <text:p text:style-name="P230"><text:span text:style-name="T80">M</text:span>ahdollinen lisäviesti</text:p>
          </table:table-cell>
        </table:table-row>
        <table:table-row table:style-name="Table37.6">
          <table:table-cell table:style-name="Table37.A2" office:value-type="string">
            <text:p text:style-name="P229"><text:s text:c="4"/>data</text:p>
          </table:table-cell>
          <table:table-cell table:style-name="Table37.A2" office:value-type="string">
            <text:p text:style-name="P231">Taulukko</text:p>
            <text:p text:style-name="P232">(TransferData)</text:p>
          </table:table-cell>
          <table:table-cell table:style-name="Table37.C2" office:value-type="string">
            <text:p text:style-name="P231">Sisältää kaikkien tallennettujen revisioiden datan RevisionData-muodossa</text:p>
          </table:table-cell>
        </table:table-row>
        <table:table-row table:style-name="Table37.6">
          <table:table-cell table:style-name="Table37.A2" office:value-type="string">
            <text:p text:style-name="P227"><text:s text:c="4"/><text:span text:style-name="T17">configuration</text:span></text:p>
          </table:table-cell>
          <table:table-cell table:style-name="Table37.A2" office:value-type="string">
            <text:p text:style-name="P230">objekti</text:p>
          </table:table-cell>
          <table:table-cell table:style-name="Table37.C2" office:value-type="string">
            <text:p text:style-name="P229"><text:span text:style-name="T80">(</text:span>ei käytössä<text:span text:style-name="T80">)</text:span></text:p>
          </table:table-cell>
        </table:table-row>
        <table:table-row table:style-name="Table37.6">
          <table:table-cell table:style-name="Table37.A8" office:value-type="string">
            <text:p text:style-name="P229"><text:s text:c="4"/>gui</text:p>
          </table:table-cell>
          <table:table-cell table:style-name="Table37.A8" office:value-type="string">
            <text:p text:style-name="P230">objekti</text:p>
          </table:table-cell>
          <table:table-cell table:style-name="Table37.C2" office:value-type="string">
            <text:p text:style-name="P229"><text:span text:style-name="T80">(</text:span>ei käytössä<text:span text:style-name="T80">)</text:span></text:p>
          </table:table-cell>
        </table:table-row>
      </table:table>
      <text:p text:style-name="P233"/>
      <text:p text:style-name="P235">Esimerkkikysely:</text:p>
      <text:p text:style-name="P254">{</text:p>
      <text:p text:style-name="P254"><text:s text:c="4"/>"transferData":<text:span text:style-name="T88">[</text:span></text:p>
      <text:p text:style-name="P254"><text:s text:c="4"/>{</text:p>
      <text:p text:style-name="P254"><text:s text:c="8"/>"key":</text:p>
      <text:p text:style-name="P254"><text:s text:c="8"/>{</text:p>
      <text:p text:style-name="P254"><text:s text:c="12"/>"id": <text:span text:style-name="T86">null</text:span></text:p>
      <text:p text:style-name="P254"><text:s text:c="8"/>},</text:p>
      <text:p text:style-name="P254"><text:s text:c="8"/>"configuration":</text:p>
      <text:p text:style-name="P254"><text:s text:c="8"/>{</text:p>
      <text:p text:style-name="P254"><text:s text:c="12"/>"type": "STUDY_<text:span text:style-name="T86">ATTACHMENT</text:span>",</text:p>
      <text:p text:style-name="P254"><text:s text:c="12"/>"version": 1</text:p>
      <text:p text:style-name="P254"><text:s text:c="8"/>},</text:p>
      <text:p text:style-name="P254"><text:tab/> <text:s/>“<text:span text:style-name="T86">fields”:</text:span></text:p>
      <text:p text:style-name="P254"><text:s text:c="8"/><text:span text:style-name="T86">{</text:span></text:p>
      <text:p text:style-name="P253"><text:tab/><text:tab/>“study”: </text:p>
      <text:p text:style-name="P253"><text:tab/><text:tab/>{</text:p>
      <text:p text:style-name="P253"><text:tab/><text:tab/><text:tab/>“key”:”study”,</text:p>
      <text:p text:style-name="P253"><text:s/><text:tab/><text:tab/><text:tab/>“type”:”VALUE”,</text:p>
      <text:p text:style-name="P253"><text:tab/><text:tab/><text:tab/>“values”:</text:p>
      <text:p text:style-name="P253"><text:tab/><text:tab/><text:tab/>{</text:p>
      <text:p text:style-name="P253"><text:tab/><text:tab/><text:tab/><text:tab/>“DEFAULT”:</text:p>
      <text:p text:style-name="P253"><text:soft-page-break/><text:tab/><text:tab/><text:tab/><text:tab/>{</text:p>
      <text:p text:style-name="P253"><text:tab/><text:tab/><text:tab/><text:tab/><text:tab/>“current”:studyID</text:p>
      <text:p text:style-name="P253"><text:tab/><text:tab/><text:tab/><text:tab/>}</text:p>
      <text:p text:style-name="P253"><text:tab/><text:tab/><text:tab/>}</text:p>
      <text:p text:style-name="P253"><text:tab/><text:tab/>}</text:p>
      <text:p text:style-name="P253"><text:tab/> <text:s/>}</text:p>
      <text:p text:style-name="P254"><text:s text:c="8"/>…</text:p>
      <text:p text:style-name="P254"/>
      <text:p text:style-name="P254"><text:s text:c="4"/>}<text:span text:style-name="T88">]</text:span>,</text:p>
      <text:p text:style-name="P254"><text:s text:c="4"/>"authentication": "<text:span text:style-name="T23">api_key</text:span>"</text:p>
      <text:p text:style-name="P254">}</text:p>
      <text:p text:style-name="P254"/>
      <text:p text:style-name="P254"/>
      <text:p text:style-name="P254"/>
      <text:p text:style-name="P234">Esimerkkivastaus:</text:p>
      <text:p text:style-name="P251"/>
      <text:p text:style-name="P251">{</text:p>
      <text:p text:style-name="P251"><text:s text:c="4"/>"authenticated": true,</text:p>
      <text:p text:style-name="P251"><text:s text:c="4"/>"result": "OPERATION_SUCCESSFUL",</text:p>
      <text:p text:style-name="P251"><text:s text:c="4"/>"exception": null,</text:p>
      <text:p text:style-name="P251"><text:s text:c="4"/>"response":</text:p>
      <text:p text:style-name="P251"><text:s text:c="4"/>{</text:p>
      <text:p text:style-name="P251"><text:s text:c="8"/>"result":</text:p>
      <text:p text:style-name="P251"><text:s text:c="8"/>{</text:p>
      <text:p text:style-name="P251"><text:s text:c="12"/>"result": "OPERATION_SUCCESSFUL",</text:p>
      <text:p text:style-name="P251"><text:s text:c="12"/>"message": null</text:p>
      <text:p text:style-name="P251"><text:s text:c="8"/>},</text:p>
      <text:p text:style-name="P251"><text:s text:c="8"/>"data":<text:span text:style-name="T89">[</text:span></text:p>
      <text:p text:style-name="P251"><text:s text:c="8"/>{</text:p>
      <text:p text:style-name="P251"><text:s text:c="12"/>"key":</text:p>
      <text:p text:style-name="P251"><text:s text:c="12"/>{</text:p>
      <text:p text:style-name="P251"><text:s text:c="16"/>"id": 54529,</text:p>
      <text:p text:style-name="P251"><text:s text:c="16"/>"no": 2</text:p>
      <text:p text:style-name="P251"><text:s text:c="12"/>},</text:p>
      <text:p text:style-name="P251"><text:s text:c="12"/>"configuration":</text:p>
      <text:p text:style-name="P251"><text:s text:c="12"/>{</text:p>
      <text:p text:style-name="P251"><text:s text:c="16"/>"type": "STUDY_<text:span text:style-name="T86">ATTACHMENT</text:span>",</text:p>
      <text:p text:style-name="P251"><text:s text:c="16"/>"version": 1</text:p>
      <text:p text:style-name="P251"><text:s text:c="12"/>},</text:p>
      <text:p text:style-name="P251"><text:tab/> <text:s text:c="5"/>…</text:p>
      <text:p text:style-name="P251"><text:s text:c="8"/>}<text:span text:style-name="T89">]</text:span>,</text:p>
      <text:p text:style-name="P251"><text:s text:c="8"/>"configuration": null,</text:p>
      <text:p text:style-name="P251"><text:s text:c="8"/>"gui": null</text:p>
      <text:p text:style-name="P251"><text:s text:c="4"/>}</text:p>
      <text:p text:style-name="P251">}</text:p>
      <text:h text:style-name="P243" text:outline-level="3"><text:bookmark-start text:name="__DdeLink__4688_722554450"/>POST api/approveRevision<text:bookmark-end text:name="__DdeLink__4688_722554450"/></text:h>
      <text:p text:style-name="P114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93">Palautettu revisiodata sijaitsee data-kentässä, ja se noudattaa transferdata-siirtoformaattia. Siirtoformaatin rakenne on kuvattu erikseen sen omassa dokumentaatiossa.</text:p>
      <text:p text:style-name="P61">Parametrit:</text:p>
      <text:p text:style-name="P61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183">avain</text:p>
          </table:table-cell>
          <table:table-cell table:style-name="Table34.A1" office:value-type="string">
            <text:p text:style-name="P183">tyyppi</text:p>
          </table:table-cell>
          <table:table-cell table:style-name="Table34.C1" office:value-type="string">
            <text:p text:style-name="P183">selite</text:p>
          </table:table-cell>
        </table:table-row>
        <table:table-row>
          <table:table-cell table:style-name="Table34.A2" office:value-type="string">
            <text:p text:style-name="P138">transferdata</text:p>
          </table:table-cell>
          <table:table-cell table:style-name="Table34.A2" office:value-type="string">
            <text:p text:style-name="P134">objekti</text:p>
          </table:table-cell>
          <table:table-cell table:style-name="Table34.C2" office:value-type="string">
            <text:p text:style-name="P134">Sisältää <text:span text:style-name="T81">hyväksyttävän revision datan noudattaen <text:s/>transferdata-rakennetta.</text:span></text:p>
          </table:table-cell>
        </table:table-row>
      </table:table>
      <text:p text:style-name="P61"/>
      <text:p text:style-name="P61">Pal<text:span text:style-name="T12">uuarvot</text:span>:</text:p>
      <text:p text:style-name="P61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83">avain</text:p>
          </table:table-cell>
          <table:table-cell table:style-name="Table35.A1" office:value-type="string">
            <text:p text:style-name="P183">tyyppi</text:p>
          </table:table-cell>
          <table:table-cell table:style-name="Table35.C1" office:value-type="string">
            <text:p text:style-name="P183">selite</text:p>
          </table:table-cell>
        </table:table-row>
        <table:table-row>
          <table:table-cell table:style-name="Table35.A2" office:value-type="string">
            <text:p text:style-name="P16">response</text:p>
          </table:table-cell>
          <table:table-cell table:style-name="Table35.A2" office:value-type="string">
            <text:p text:style-name="P40">objekti</text:p>
          </table:table-cell>
          <table:table-cell table:style-name="Table35.C2" office:value-type="string">
            <text:p text:style-name="P25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6"><text:s text:c="4"/>result</text:p>
          </table:table-cell>
          <table:table-cell table:style-name="Table35.A2" office:value-type="string">
            <text:p text:style-name="P34">objekti</text:p>
          </table:table-cell>
          <table:table-cell table:style-name="Table35.C2" office:value-type="string">
            <text:p text:style-name="P40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6"><text:s text:c="8"/><text:span text:style-name="T32">result</text:span></text:p>
          </table:table-cell>
          <table:table-cell table:style-name="Table35.A2" office:value-type="string">
            <text:p text:style-name="P34">merkkijono (enum)</text:p>
          </table:table-cell>
          <table:table-cell table:style-name="Table35.C2" office:value-type="string">
            <text:p text:style-name="P34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6"><text:s text:c="8"/><text:span text:style-name="T32">message</text:span></text:p>
          </table:table-cell>
          <table:table-cell table:style-name="Table35.A2" office:value-type="string">
            <text:p text:style-name="P34">merkkijono</text:p>
          </table:table-cell>
          <table:table-cell table:style-name="Table35.C2" office:value-type="string">
            <text:p text:style-name="P34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5"><text:s text:c="4"/>data</text:p>
          </table:table-cell>
          <table:table-cell table:style-name="Table35.A2" office:value-type="string">
            <text:p text:style-name="P34">objekti</text:p>
          </table:table-cell>
          <table:table-cell table:style-name="Table35.C2" office:value-type="string">
            <text:p text:style-name="P25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6"><text:s text:c="4"/><text:span text:style-name="T17">configuration</text:span></text:p>
          </table:table-cell>
          <table:table-cell table:style-name="Table35.A2" office:value-type="string">
            <text:p text:style-name="P34">objekti</text:p>
          </table:table-cell>
          <table:table-cell table:style-name="Table35.C2" office:value-type="string">
            <text:p text:style-name="P25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5"><text:s text:c="4"/>gui</text:p>
          </table:table-cell>
          <table:table-cell table:style-name="Table35.A8" office:value-type="string">
            <text:p text:style-name="P34">objekti</text:p>
          </table:table-cell>
          <table:table-cell table:style-name="Table35.C2" office:value-type="string">
            <text:p text:style-name="P25"><text:span text:style-name="T80">(</text:span>ei käytössä<text:span text:style-name="T80">)</text:span></text:p>
          </table:table-cell>
        </table:table-row>
      </table:table>
      <text:p text:style-name="P6"/>
      <text:p text:style-name="P90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18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41" text:outline-level="3"><text:bookmark-start text:name="__DdeLink__4692_722554450"/>POST api/removeRevision<text:bookmark-end text:name="__DdeLink__4692_722554450"/></text:h>
      <text:p text:style-name="P97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97"/>
      <text:p text:style-name="P102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80">avain</text:p>
          </table:table-cell>
          <table:table-cell table:style-name="Table19.A1" office:value-type="string">
            <text:p text:style-name="P180">tyyppi</text:p>
          </table:table-cell>
          <table:table-cell table:style-name="Table19.C1" office:value-type="string">
            <text:p text:style-name="P180">selite</text:p>
          </table:table-cell>
        </table:table-row>
        <table:table-row>
          <table:table-cell table:style-name="Table19.A2" office:value-type="string">
            <text:p text:style-name="P125">key</text:p>
          </table:table-cell>
          <table:table-cell table:style-name="Table19.A2" office:value-type="string">
            <text:p text:style-name="P133">objekti</text:p>
          </table:table-cell>
          <table:table-cell table:style-name="Table19.C2" office:value-type="string">
            <text:p text:style-name="P133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40"><text:s text:c="4"/><text:span text:style-name="T10">id</text:span></text:p>
          </table:table-cell>
          <table:table-cell table:style-name="Table19.A2" office:value-type="string">
            <text:p text:style-name="P133">numero</text:p>
          </table:table-cell>
          <table:table-cell table:style-name="Table19.C2" office:value-type="string">
            <text:p text:style-name="P133"><text:span text:style-name="T82">R</text:span>evisiotunnus</text:p>
          </table:table-cell>
        </table:table-row>
        <table:table-row>
          <table:table-cell table:style-name="Table19.A2" office:value-type="string">
            <text:p text:style-name="P140"><text:s text:c="4"/><text:span text:style-name="T11">no</text:span></text:p>
          </table:table-cell>
          <table:table-cell table:style-name="Table19.A2" office:value-type="string">
            <text:p text:style-name="P133">numero</text:p>
          </table:table-cell>
          <table:table-cell table:style-name="Table19.C2" office:value-type="string">
            <text:p text:style-name="P133"><text:span text:style-name="T82">R</text:span>evisionumero</text:p>
          </table:table-cell>
        </table:table-row>
      </table:table>
      <text:p text:style-name="P98"/>
      <text:p text:style-name="P102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80">avain</text:p>
          </table:table-cell>
          <table:table-cell table:style-name="Table20.A1" office:value-type="string">
            <text:p text:style-name="P180">tyyppi</text:p>
          </table:table-cell>
          <table:table-cell table:style-name="Table20.C1" office:value-type="string">
            <text:p text:style-name="P180">selite</text:p>
          </table:table-cell>
        </table:table-row>
        <table:table-row>
          <table:table-cell table:style-name="Table20.A2" office:value-type="string">
            <text:p text:style-name="P13">response</text:p>
          </table:table-cell>
          <table:table-cell table:style-name="Table20.A2" office:value-type="string">
            <text:p text:style-name="P49">objekti</text:p>
          </table:table-cell>
          <table:table-cell table:style-name="Table20.C2" office:value-type="string">
            <text:p text:style-name="P20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3"><text:s text:c="4"/>result</text:p>
          </table:table-cell>
          <table:table-cell table:style-name="Table20.A2" office:value-type="string">
            <text:p text:style-name="P32">objekti</text:p>
          </table:table-cell>
          <table:table-cell table:style-name="Table20.C2" office:value-type="string">
            <text:p text:style-name="P37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3"><text:s text:c="8"/><text:span text:style-name="T32">result</text:span></text:p>
          </table:table-cell>
          <table:table-cell table:style-name="Table20.A2" office:value-type="string">
            <text:p text:style-name="P32">merkkijono (enum)</text:p>
          </table:table-cell>
          <table:table-cell table:style-name="Table20.C2" office:value-type="string">
            <text:p text:style-name="P32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3"><text:s text:c="8"/><text:span text:style-name="T32">message</text:span></text:p>
          </table:table-cell>
          <table:table-cell table:style-name="Table20.A2" office:value-type="string">
            <text:p text:style-name="P32">merkkijono</text:p>
          </table:table-cell>
          <table:table-cell table:style-name="Table20.C2" office:value-type="string">
            <text:p text:style-name="P32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20"><text:s text:c="4"/>data</text:p>
          </table:table-cell>
          <table:table-cell table:style-name="Table20.A2" office:value-type="string">
            <text:p text:style-name="P32">objekti</text:p>
          </table:table-cell>
          <table:table-cell table:style-name="Table20.C2" office:value-type="string">
            <text:p text:style-name="P48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3"><text:s text:c="4"/><text:span text:style-name="T17">configuration</text:span></text:p>
          </table:table-cell>
          <table:table-cell table:style-name="Table20.A2" office:value-type="string">
            <text:p text:style-name="P32">objekti</text:p>
          </table:table-cell>
          <table:table-cell table:style-name="Table20.C2" office:value-type="string">
            <text:p text:style-name="P20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20"><text:s text:c="4"/>gui</text:p>
          </table:table-cell>
          <table:table-cell table:style-name="Table20.A8" office:value-type="string">
            <text:p text:style-name="P32">objekti</text:p>
          </table:table-cell>
          <table:table-cell table:style-name="Table20.C2" office:value-type="string">
            <text:p text:style-name="P20"><text:span text:style-name="T82">(</text:span>ei käytössä<text:span text:style-name="T82">)</text:span></text:p>
          </table:table-cell>
        </table:table-row>
      </table:table>
      <text:p text:style-name="P98"/>
      <text:p text:style-name="P9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73">Esimerkkivastaus:</text:p>
      <text:p text:style-name="P173"/>
      <text:p text:style-name="P173"/>
      <text:p text:style-name="P173">{</text:p>
      <text:p text:style-name="P173"><text:s text:c="4"/>"authenticated": true,</text:p>
      <text:p text:style-name="P173"><text:s text:c="4"/>"result": "SUCCESS_LOGICAL",</text:p>
      <text:p text:style-name="P173"><text:s text:c="4"/>"exception": null,</text:p>
      <text:p text:style-name="P173"><text:s text:c="4"/>"response":</text:p>
      <text:p text:style-name="P173"><text:s text:c="4"/>{</text:p>
      <text:p text:style-name="P173"><text:s text:c="8"/>"result":</text:p>
      <text:p text:style-name="P173"><text:soft-page-break/><text:s text:c="8"/>{</text:p>
      <text:p text:style-name="P173"><text:s text:c="12"/>"result": "SUCCESS_LOGICAL",</text:p>
      <text:p text:style-name="P173"><text:s text:c="12"/>"message": null</text:p>
      <text:p text:style-name="P173"><text:s text:c="8"/>},</text:p>
      <text:p text:style-name="P173"><text:s text:c="8"/>"data": null,</text:p>
      <text:p text:style-name="P173"><text:s text:c="8"/>"configuration": null,</text:p>
      <text:p text:style-name="P173"><text:s text:c="8"/>"gui": null</text:p>
      <text:p text:style-name="P173"><text:s text:c="4"/>}</text:p>
      <text:p text:style-name="P173">}</text:p>
      <text:h text:style-name="P241" text:outline-level="3"><text:bookmark-start text:name="__DdeLink__4694_722554450"/>POST api/viewRevision<text:bookmark-end text:name="__DdeLink__4694_722554450"/></text:h>
      <text:p text:style-name="P87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02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180">avain</text:p>
          </table:table-cell>
          <table:table-cell table:style-name="Table21.A1" office:value-type="string">
            <text:p text:style-name="P180">tyyppi</text:p>
          </table:table-cell>
          <table:table-cell table:style-name="Table21.C1" office:value-type="string">
            <text:p text:style-name="P180">selite</text:p>
          </table:table-cell>
        </table:table-row>
        <table:table-row>
          <table:table-cell table:style-name="Table21.A2" office:value-type="string">
            <text:p text:style-name="P125">key</text:p>
          </table:table-cell>
          <table:table-cell table:style-name="Table21.A2" office:value-type="string">
            <text:p text:style-name="P133">objekti</text:p>
          </table:table-cell>
          <table:table-cell table:style-name="Table21.C2" office:value-type="string">
            <text:p text:style-name="P133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40"><text:s text:c="4"/><text:span text:style-name="T10">id</text:span></text:p>
          </table:table-cell>
          <table:table-cell table:style-name="Table21.A2" office:value-type="string">
            <text:p text:style-name="P133">numero</text:p>
          </table:table-cell>
          <table:table-cell table:style-name="Table21.C2" office:value-type="string">
            <text:p text:style-name="P133"><text:span text:style-name="T83">R</text:span>evisiotunnus</text:p>
          </table:table-cell>
        </table:table-row>
        <table:table-row>
          <table:table-cell table:style-name="Table21.A2" office:value-type="string">
            <text:p text:style-name="P140"><text:s text:c="4"/><text:span text:style-name="T11">no</text:span></text:p>
          </table:table-cell>
          <table:table-cell table:style-name="Table21.A2" office:value-type="string">
            <text:p text:style-name="P133">numero</text:p>
          </table:table-cell>
          <table:table-cell table:style-name="Table21.C2" office:value-type="string">
            <text:p text:style-name="P133"><text:span text:style-name="T83">R</text:span>evisionumero</text:p>
          </table:table-cell>
        </table:table-row>
      </table:table>
      <text:p text:style-name="P86"/>
      <text:p text:style-name="P102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80">avain</text:p>
          </table:table-cell>
          <table:table-cell table:style-name="Table22.A1" office:value-type="string">
            <text:p text:style-name="P180">tyyppi</text:p>
          </table:table-cell>
          <table:table-cell table:style-name="Table22.C1" office:value-type="string">
            <text:p text:style-name="P180">selite</text:p>
          </table:table-cell>
        </table:table-row>
        <table:table-row>
          <table:table-cell table:style-name="Table22.A2" office:value-type="string">
            <text:p text:style-name="P13">response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20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3"><text:s text:c="4"/>result</text:p>
          </table:table-cell>
          <table:table-cell table:style-name="Table22.A2" office:value-type="string">
            <text:p text:style-name="P32">objekti</text:p>
          </table:table-cell>
          <table:table-cell table:style-name="Table22.C2" office:value-type="string">
            <text:p text:style-name="P37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3"><text:s text:c="8"/><text:span text:style-name="T32">result</text:span></text:p>
          </table:table-cell>
          <table:table-cell table:style-name="Table22.A2" office:value-type="string">
            <text:p text:style-name="P32">merkkijono (enum)</text:p>
          </table:table-cell>
          <table:table-cell table:style-name="Table22.C2" office:value-type="string">
            <text:p text:style-name="P32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3"><text:s text:c="8"/><text:span text:style-name="T32">message</text:span></text:p>
          </table:table-cell>
          <table:table-cell table:style-name="Table22.A2" office:value-type="string">
            <text:p text:style-name="P32">merkkijono</text:p>
          </table:table-cell>
          <table:table-cell table:style-name="Table22.C2" office:value-type="string">
            <text:p text:style-name="P32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20"><text:s text:c="4"/>data</text:p>
          </table:table-cell>
          <table:table-cell table:style-name="Table22.A2" office:value-type="string">
            <text:p text:style-name="P32">objekti</text:p>
          </table:table-cell>
          <table:table-cell table:style-name="Table22.C2" office:value-type="string">
            <text:p text:style-name="P20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3"><text:s text:c="4"/><text:span text:style-name="T17">configuration</text:span></text:p>
          </table:table-cell>
          <table:table-cell table:style-name="Table22.A2" office:value-type="string">
            <text:p text:style-name="P32">objekti</text:p>
          </table:table-cell>
          <table:table-cell table:style-name="Table22.C2" office:value-type="string">
            <text:p text:style-name="P42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20"><text:s text:c="4"/>gui</text:p>
          </table:table-cell>
          <table:table-cell table:style-name="Table22.A8" office:value-type="string">
            <text:p text:style-name="P32">objekti</text:p>
          </table:table-cell>
          <table:table-cell table:style-name="Table22.C2" office:value-type="string">
            <text:p text:style-name="P42"><text:span text:style-name="T83">S</text:span>isältää revisionablen gui-konfiguraation</text:p>
          </table:table-cell>
        </table:table-row>
      </table:table>
      <text:p text:style-name="P86"/>
      <text:p text:style-name="P86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85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66"><text:s text:c="12"/><text:span text:style-name="T22">"key":</text:span></text:p>
      <text:p text:style-name="P167"><text:s text:c="12"/>{</text:p>
      <text:p text:style-name="P167"><text:s text:c="16"/>"type": "STUDY_VARIABLE",</text:p>
      <text:p text:style-name="P167"><text:s text:c="16"/>"version": 1</text:p>
      <text:p text:style-name="P167"><text:s text:c="12"/>}</text:p>
      <text:p text:style-name="P167"><text:tab/><text:tab/>…</text:p>
      <text:p text:style-name="code"><text:s text:c="8"/>}</text:p>
      <text:p text:style-name="code"><text:s text:c="4"/>}</text:p>
      <text:p text:style-name="code">}</text:p>
      <text:h text:style-name="P238" text:outline-level="3"><text:bookmark-start text:name="__DdeLink__4696_722554450"/>POST api/editrevision<text:bookmark-end text:name="__DdeLink__4696_722554450"/></text:h>
      <text:p text:style-name="P87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02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180">avain</text:p>
          </table:table-cell>
          <table:table-cell table:style-name="Table23.A1" office:value-type="string">
            <text:p text:style-name="P180">tyyppi</text:p>
          </table:table-cell>
          <table:table-cell table:style-name="Table23.C1" office:value-type="string">
            <text:p text:style-name="P180">selite</text:p>
          </table:table-cell>
        </table:table-row>
        <table:table-row>
          <table:table-cell table:style-name="Table23.A2" office:value-type="string">
            <text:p text:style-name="P125">key</text:p>
          </table:table-cell>
          <table:table-cell table:style-name="Table23.A2" office:value-type="string">
            <text:p text:style-name="P133">objekti</text:p>
          </table:table-cell>
          <table:table-cell table:style-name="Table23.C2" office:value-type="string">
            <text:p text:style-name="P133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40"><text:s text:c="4"/><text:span text:style-name="T10">id</text:span></text:p>
          </table:table-cell>
          <table:table-cell table:style-name="Table23.A2" office:value-type="string">
            <text:p text:style-name="P133">numero</text:p>
          </table:table-cell>
          <table:table-cell table:style-name="Table23.C2" office:value-type="string">
            <text:p text:style-name="P133"><text:span text:style-name="T83">R</text:span>evisiotunnus</text:p>
          </table:table-cell>
        </table:table-row>
        <table:table-row>
          <table:table-cell table:style-name="Table23.A2" office:value-type="string">
            <text:p text:style-name="P140"><text:s text:c="4"/><text:span text:style-name="T11">no</text:span></text:p>
          </table:table-cell>
          <table:table-cell table:style-name="Table23.A2" office:value-type="string">
            <text:p text:style-name="P133">numero</text:p>
          </table:table-cell>
          <table:table-cell table:style-name="Table23.C2" office:value-type="string">
            <text:p text:style-name="P133"><text:span text:style-name="T83">R</text:span>evisionumero</text:p>
          </table:table-cell>
        </table:table-row>
      </table:table>
      <text:p text:style-name="P105"/>
      <text:p text:style-name="P102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80">avain</text:p>
          </table:table-cell>
          <table:table-cell table:style-name="Table24.A1" office:value-type="string">
            <text:p text:style-name="P180">tyyppi</text:p>
          </table:table-cell>
          <table:table-cell table:style-name="Table24.C1" office:value-type="string">
            <text:p text:style-name="P180">selite</text:p>
          </table:table-cell>
        </table:table-row>
        <table:table-row>
          <table:table-cell table:style-name="Table24.A2" office:value-type="string">
            <text:p text:style-name="P13">response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20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3"><text:s text:c="4"/>result</text:p>
          </table:table-cell>
          <table:table-cell table:style-name="Table24.A2" office:value-type="string">
            <text:p text:style-name="P32">objekti</text:p>
          </table:table-cell>
          <table:table-cell table:style-name="Table24.C2" office:value-type="string">
            <text:p text:style-name="P37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3"><text:s text:c="8"/><text:span text:style-name="T32">result</text:span></text:p>
          </table:table-cell>
          <table:table-cell table:style-name="Table24.A2" office:value-type="string">
            <text:p text:style-name="P32">merkkijono (enum)</text:p>
          </table:table-cell>
          <table:table-cell table:style-name="Table24.C2" office:value-type="string">
            <text:p text:style-name="P32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3"><text:s text:c="8"/><text:span text:style-name="T32">message</text:span></text:p>
          </table:table-cell>
          <table:table-cell table:style-name="Table24.A2" office:value-type="string">
            <text:p text:style-name="P32">merkkijono</text:p>
          </table:table-cell>
          <table:table-cell table:style-name="Table24.C2" office:value-type="string">
            <text:p text:style-name="P32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20"><text:s text:c="4"/>data</text:p>
          </table:table-cell>
          <table:table-cell table:style-name="Table24.A2" office:value-type="string">
            <text:p text:style-name="P32">objekti</text:p>
          </table:table-cell>
          <table:table-cell table:style-name="Table24.C2" office:value-type="string">
            <text:p text:style-name="P24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3"><text:s text:c="4"/><text:span text:style-name="T17">configuration</text:span></text:p>
          </table:table-cell>
          <table:table-cell table:style-name="Table24.A2" office:value-type="string">
            <text:p text:style-name="P32">objekti</text:p>
          </table:table-cell>
          <table:table-cell table:style-name="Table24.C2" office:value-type="string">
            <text:p text:style-name="P42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20"><text:s text:c="4"/>gui</text:p>
          </table:table-cell>
          <table:table-cell table:style-name="Table24.A8" office:value-type="string">
            <text:p text:style-name="P32">objekti</text:p>
          </table:table-cell>
          <table:table-cell table:style-name="Table24.C2" office:value-type="string">
            <text:p text:style-name="P42"><text:span text:style-name="T83">S</text:span>isältää revisionablen gui-konfiguraation</text:p>
          </table:table-cell>
        </table:table-row>
      </table:table>
      <text:p text:style-name="P105"/>
      <text:p text:style-name="P10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70"/>
      <text:p text:style-name="P171">{</text:p>
      <text:p text:style-name="P171"><text:s text:c="4"/>"authenticated": true,</text:p>
      <text:p text:style-name="P171"><text:s text:c="4"/>"result": "REVISION_FOUND",</text:p>
      <text:p text:style-name="P171"><text:s text:c="4"/>"exception": null,</text:p>
      <text:p text:style-name="P171"><text:s text:c="4"/>"response":</text:p>
      <text:p text:style-name="P171"><text:s text:c="4"/>{</text:p>
      <text:p text:style-name="P171"><text:s text:c="8"/>"result":</text:p>
      <text:p text:style-name="P171"><text:s text:c="8"/>{</text:p>
      <text:p text:style-name="P171"><text:s text:c="12"/>"result": "REVISION_FOUND",</text:p>
      <text:p text:style-name="P171"><text:s text:c="12"/>"message": null</text:p>
      <text:p text:style-name="P171"><text:s text:c="8"/>},</text:p>
      <text:p text:style-name="P171"><text:soft-page-break/><text:s text:c="8"/>"data":</text:p>
      <text:p text:style-name="P171"><text:s text:c="8"/>{</text:p>
      <text:p text:style-name="P171"><text:s text:c="12"/>"key":</text:p>
      <text:p text:style-name="P171"><text:s text:c="12"/>{</text:p>
      <text:p text:style-name="P171"><text:s text:c="16"/>"id": 54529,</text:p>
      <text:p text:style-name="P171"><text:s text:c="16"/>"no": 2</text:p>
      <text:p text:style-name="P171"><text:s text:c="12"/>},</text:p>
      <text:p text:style-name="P171"><text:s text:c="12"/>...</text:p>
      <text:p text:style-name="P171"><text:s text:c="8"/>},</text:p>
      <text:p text:style-name="P171"><text:s text:c="8"/>"configuration":</text:p>
      <text:p text:style-name="P171"><text:s text:c="8"/>{</text:p>
      <text:p text:style-name="P171"><text:s text:c="12"/>"key":</text:p>
      <text:p text:style-name="P171"><text:s text:c="12"/>{</text:p>
      <text:p text:style-name="P171"><text:s text:c="16"/>"type": "STUDY",</text:p>
      <text:p text:style-name="P171"><text:s text:c="16"/>"version": 1</text:p>
      <text:p text:style-name="P171"><text:s text:c="12"/>},</text:p>
      <text:p text:style-name="P171"><text:s text:c="12"/>...</text:p>
      <text:p text:style-name="P171"><text:s text:c="8"/>},</text:p>
      <text:p text:style-name="P171"><text:s text:c="8"/>"gui":</text:p>
      <text:p text:style-name="P171"><text:s text:c="8"/>{</text:p>
      <text:p text:style-name="P171"><text:s text:c="12"/>"key":</text:p>
      <text:p text:style-name="P171"><text:s text:c="12"/>{</text:p>
      <text:p text:style-name="P171"><text:s text:c="16"/>"type": "STUDY",</text:p>
      <text:p text:style-name="P171"><text:s text:c="16"/>"version": 1</text:p>
      <text:p text:style-name="P171"><text:s text:c="12"/>},</text:p>
      <text:p text:style-name="P171"><text:s text:c="12"/>...</text:p>
      <text:p text:style-name="P171"><text:s text:c="8"/>}</text:p>
      <text:p text:style-name="P171"><text:s text:c="4"/>}</text:p>
      <text:p text:style-name="P171">}</text:p>
      <text:h text:style-name="P238" text:outline-level="3"><text:bookmark-start text:name="__DdeLink__4698_722554450"/>POST api/restoreRevision<text:bookmark-end text:name="__DdeLink__4698_722554450"/></text:h>
      <text:p text:style-name="P99">Palauttaa <text:span text:style-name="T35">loogisesti</text:span> poistetun revision hyväksytty-tilaan.</text:p>
      <text:p text:style-name="P87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99"/>
      <text:p text:style-name="P102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180">avain</text:p>
          </table:table-cell>
          <table:table-cell table:style-name="Table25.A1" office:value-type="string">
            <text:p text:style-name="P180">tyyppi</text:p>
          </table:table-cell>
          <table:table-cell table:style-name="Table25.C1" office:value-type="string">
            <text:p text:style-name="P180">selite</text:p>
          </table:table-cell>
        </table:table-row>
        <table:table-row>
          <table:table-cell table:style-name="Table25.A2" office:value-type="string">
            <text:p text:style-name="P125">key</text:p>
          </table:table-cell>
          <table:table-cell table:style-name="Table25.A2" office:value-type="string">
            <text:p text:style-name="P133">objekti</text:p>
          </table:table-cell>
          <table:table-cell table:style-name="Table25.C2" office:value-type="string">
            <text:p text:style-name="P133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40"><text:s text:c="4"/><text:span text:style-name="T10">id</text:span></text:p>
          </table:table-cell>
          <table:table-cell table:style-name="Table25.A2" office:value-type="string">
            <text:p text:style-name="P133">numero</text:p>
          </table:table-cell>
          <table:table-cell table:style-name="Table25.C2" office:value-type="string">
            <text:p text:style-name="P133"><text:span text:style-name="T83">R</text:span>evisiotunnus</text:p>
          </table:table-cell>
        </table:table-row>
        <table:table-row>
          <table:table-cell table:style-name="Table25.A2" office:value-type="string">
            <text:p text:style-name="P140"><text:s text:c="4"/><text:span text:style-name="T11">no</text:span></text:p>
          </table:table-cell>
          <table:table-cell table:style-name="Table25.A2" office:value-type="string">
            <text:p text:style-name="P133">numero</text:p>
          </table:table-cell>
          <table:table-cell table:style-name="Table25.C2" office:value-type="string">
            <text:p text:style-name="P133"><text:span text:style-name="T83">R</text:span>evisionumero</text:p>
          </table:table-cell>
        </table:table-row>
      </table:table>
      <text:p text:style-name="P105"/>
      <text:p text:style-name="P102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80">avain</text:p>
          </table:table-cell>
          <table:table-cell table:style-name="Table26.A1" office:value-type="string">
            <text:p text:style-name="P180">tyyppi</text:p>
          </table:table-cell>
          <table:table-cell table:style-name="Table26.C1" office:value-type="string">
            <text:p text:style-name="P180">selite</text:p>
          </table:table-cell>
        </table:table-row>
        <table:table-row>
          <table:table-cell table:style-name="Table26.A2" office:value-type="string">
            <text:p text:style-name="P13">response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20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3"><text:s text:c="4"/>result</text:p>
          </table:table-cell>
          <table:table-cell table:style-name="Table26.A2" office:value-type="string">
            <text:p text:style-name="P32">objekti</text:p>
          </table:table-cell>
          <table:table-cell table:style-name="Table26.C2" office:value-type="string">
            <text:p text:style-name="P37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3"><text:s text:c="8"/><text:span text:style-name="T32">result</text:span></text:p>
          </table:table-cell>
          <table:table-cell table:style-name="Table26.A2" office:value-type="string">
            <text:p text:style-name="P32">merkkijono (enum)</text:p>
          </table:table-cell>
          <table:table-cell table:style-name="Table26.C2" office:value-type="string">
            <text:p text:style-name="P32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3"><text:s text:c="8"/><text:span text:style-name="T32">message</text:span></text:p>
          </table:table-cell>
          <table:table-cell table:style-name="Table26.A2" office:value-type="string">
            <text:p text:style-name="P32">merkkijono</text:p>
          </table:table-cell>
          <table:table-cell table:style-name="Table26.C2" office:value-type="string">
            <text:p text:style-name="P32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20"><text:s text:c="4"/>data</text:p>
          </table:table-cell>
          <table:table-cell table:style-name="Table26.A2" office:value-type="string">
            <text:p text:style-name="P32">objekti</text:p>
          </table:table-cell>
          <table:table-cell table:style-name="Table26.C2" office:value-type="string">
            <text:p text:style-name="P24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3"><text:s text:c="4"/><text:span text:style-name="T17">configuration</text:span></text:p>
          </table:table-cell>
          <table:table-cell table:style-name="Table26.A2" office:value-type="string">
            <text:p text:style-name="P32">objekti</text:p>
          </table:table-cell>
          <table:table-cell table:style-name="Table26.C2" office:value-type="string">
            <text:p text:style-name="P43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20"><text:s text:c="4"/>gui</text:p>
          </table:table-cell>
          <table:table-cell table:style-name="Table26.A8" office:value-type="string">
            <text:p text:style-name="P32">objekti</text:p>
          </table:table-cell>
          <table:table-cell table:style-name="Table26.C2" office:value-type="string">
            <text:p text:style-name="P43"><text:span text:style-name="T83">(e</text:span>i käytössä<text:span text:style-name="T83">)</text:span></text:p>
          </table:table-cell>
        </table:table-row>
      </table:table>
      <text:p text:style-name="P105"/>
      <text:p text:style-name="P99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99"/>
      <text:p text:style-name="P99">Esimerkkivastaus:</text:p>
      <text:p text:style-name="P99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oft-page-break/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38" text:outline-level="3"><text:bookmark-start text:name="__DdeLink__4700_722554450"/>POST api/createRevision<text:bookmark-end text:name="__DdeLink__4700_722554450"/></text:h>
      <text:p text:style-name="P112">Luo uuden revision. Uutta revisiota luodessa tietyt parametrit ovat pakollisia. Nämä on lueteltu kohdassa “Pakolliset kentät uuden revision luonnissa”.</text:p>
      <text:p text:style-name="P92">Palautettu revisiodata sijaitsee <text:span text:style-name="T85">kentässä response.data</text:span>, ja se noudattaa transferdata-siirtoformaattia. Siirtoformaatin rakenne on kuvattu erikseen sen omassa dokumentaatiossa.</text:p>
      <text:p text:style-name="P103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81">avain</text:p>
          </table:table-cell>
          <table:table-cell table:style-name="Table27.A1" office:value-type="string">
            <text:p text:style-name="P181">tyyppi</text:p>
          </table:table-cell>
          <table:table-cell table:style-name="Table27.C1" office:value-type="string">
            <text:p text:style-name="P181">selite</text:p>
          </table:table-cell>
        </table:table-row>
        <table:table-row>
          <table:table-cell table:style-name="Table27.A2" office:value-type="string">
            <text:p text:style-name="P141">request</text:p>
          </table:table-cell>
          <table:table-cell table:style-name="Table27.A2" office:value-type="string">
            <text:p text:style-name="P141">objekti</text:p>
          </table:table-cell>
          <table:table-cell table:style-name="Table27.C2" office:value-type="string">
            <text:p text:style-name="P154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41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41"><text:s text:c="4"/>parameters</text:p>
          </table:table-cell>
          <table:table-cell table:style-name="Table27.A2" office:value-type="string">
            <text:p text:style-name="P141">objekti</text:p>
          </table:table-cell>
          <table:table-cell table:style-name="Table27.C2" office:value-type="string">
            <text:p text:style-name="P143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106"/>
      <text:p text:style-name="P103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81">avain</text:p>
          </table:table-cell>
          <table:table-cell table:style-name="Table28.A1" office:value-type="string">
            <text:p text:style-name="P181">tyyppi</text:p>
          </table:table-cell>
          <table:table-cell table:style-name="Table28.C1" office:value-type="string">
            <text:p text:style-name="P181">selite</text:p>
          </table:table-cell>
        </table:table-row>
        <table:table-row>
          <table:table-cell table:style-name="Table28.A2" office:value-type="string">
            <text:p text:style-name="P14">response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21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4"><text:s text:c="4"/>result</text:p>
          </table:table-cell>
          <table:table-cell table:style-name="Table28.A2" office:value-type="string">
            <text:p text:style-name="P33">objekti</text:p>
          </table:table-cell>
          <table:table-cell table:style-name="Table28.C2" office:value-type="string">
            <text:p text:style-name="P38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4"><text:s text:c="8"/><text:span text:style-name="T32">result</text:span></text:p>
          </table:table-cell>
          <table:table-cell table:style-name="Table28.A2" office:value-type="string">
            <text:p text:style-name="P33">merkkijono (enum)</text:p>
          </table:table-cell>
          <table:table-cell table:style-name="Table28.C2" office:value-type="string">
            <text:p text:style-name="P33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4"><text:s text:c="8"/><text:span text:style-name="T32">message</text:span></text:p>
          </table:table-cell>
          <table:table-cell table:style-name="Table28.A2" office:value-type="string">
            <text:p text:style-name="P33">merkkijono</text:p>
          </table:table-cell>
          <table:table-cell table:style-name="Table28.C2" office:value-type="string">
            <text:p text:style-name="P33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21"><text:s text:c="4"/>data</text:p>
          </table:table-cell>
          <table:table-cell table:style-name="Table28.A2" office:value-type="string">
            <text:p text:style-name="P33">objekti</text:p>
          </table:table-cell>
          <table:table-cell table:style-name="Table28.C2" office:value-type="string">
            <text:p text:style-name="P21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4"><text:s text:c="4"/><text:span text:style-name="T17">configuration</text:span></text:p>
          </table:table-cell>
          <table:table-cell table:style-name="Table28.A2" office:value-type="string">
            <text:p text:style-name="P33">objekti</text:p>
          </table:table-cell>
          <table:table-cell table:style-name="Table28.C2" office:value-type="string">
            <text:p text:style-name="P43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21"><text:s text:c="4"/>gui</text:p>
          </table:table-cell>
          <table:table-cell table:style-name="Table28.A8" office:value-type="string">
            <text:p text:style-name="P33">objekti</text:p>
          </table:table-cell>
          <table:table-cell table:style-name="Table28.C2" office:value-type="string">
            <text:p text:style-name="P43"><text:span text:style-name="T83">(</text:span>ei käytössä<text:span text:style-name="T83">)</text:span></text:p>
          </table:table-cell>
        </table:table-row>
      </table:table>
      <text:p text:style-name="P106"/>
      <text:p text:style-name="P100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174"><text:soft-page-break/>Esimerkkivastaus:</text:p>
      <text:p text:style-name="P174"/>
      <text:p text:style-name="P174">{</text:p>
      <text:p text:style-name="P174"><text:s text:c="4"/>"authenticated": true,</text:p>
      <text:p text:style-name="P174"><text:s text:c="4"/>"result": "REVISION_CREATED",</text:p>
      <text:p text:style-name="P174"><text:s text:c="4"/>"exception": null,</text:p>
      <text:p text:style-name="P174"><text:s text:c="4"/>"response":</text:p>
      <text:p text:style-name="P174"><text:s text:c="4"/>{</text:p>
      <text:p text:style-name="P174"><text:s text:c="8"/>"result":</text:p>
      <text:p text:style-name="P174"><text:s text:c="8"/>{</text:p>
      <text:p text:style-name="P174"><text:s text:c="12"/>"result": "REVISION_CREATED",</text:p>
      <text:p text:style-name="P174"><text:s text:c="12"/>"message": null</text:p>
      <text:p text:style-name="P174"><text:s text:c="8"/>},</text:p>
      <text:p text:style-name="P174"><text:s text:c="8"/>"data":</text:p>
      <text:p text:style-name="P174"><text:s text:c="8"/>{</text:p>
      <text:p text:style-name="P174"><text:s text:c="12"/>"key":</text:p>
      <text:p text:style-name="P174"><text:s text:c="12"/>{</text:p>
      <text:p text:style-name="P174"><text:s text:c="16"/>"id": 54530,</text:p>
      <text:p text:style-name="P174"><text:s text:c="16"/>"no": 1</text:p>
      <text:p text:style-name="P174"><text:s text:c="12"/>},</text:p>
      <text:p text:style-name="P174"><text:s text:c="12"/>"configuration":</text:p>
      <text:p text:style-name="P174"><text:s text:c="12"/>{</text:p>
      <text:p text:style-name="P174"><text:s text:c="16"/>"type": "STUDY",</text:p>
      <text:p text:style-name="P174"><text:s text:c="16"/>"version": 1</text:p>
      <text:p text:style-name="P174"><text:s text:c="12"/>},</text:p>
      <text:p text:style-name="P174"><text:s text:c="12"/>"fields":</text:p>
      <text:p text:style-name="P174"><text:s text:c="12"/>{</text:p>
      <text:p text:style-name="P174"><text:s text:c="16"/>... <text:s text:c="3"/></text:p>
      <text:p text:style-name="P174"><text:s text:c="12"/>},</text:p>
      <text:p text:style-name="P174"><text:s text:c="12"/>"state":</text:p>
      <text:p text:style-name="P174"><text:s text:c="12"/>{</text:p>
      <text:p text:style-name="P174"><text:s text:c="16"/>...</text:p>
      <text:p text:style-name="P174"><text:s text:c="12"/>}</text:p>
      <text:p text:style-name="P174"><text:s text:c="8"/>},</text:p>
      <text:p text:style-name="P174"><text:s text:c="8"/>"configuration": null,</text:p>
      <text:p text:style-name="P174"><text:s text:c="8"/>"gui": null</text:p>
      <text:p text:style-name="P174"><text:s text:c="4"/>}</text:p>
      <text:p text:style-name="P174">}</text:p>
      <text:h text:style-name="P245" text:outline-level="3"><text:bookmark-start text:name="__DdeLink__4702_722554450"/>POST api/getConfiguration<text:bookmark-end text:name="__DdeLink__4702_722554450"/></text:h>
      <text:p text:style-name="P96">Palauttaa halutun version konfiguraatiosta.</text:p>
      <text:p text:style-name="P104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82">avain</text:p>
          </table:table-cell>
          <table:table-cell table:style-name="Table30.A1" office:value-type="string">
            <text:p text:style-name="P182">tyyppi</text:p>
          </table:table-cell>
          <table:table-cell table:style-name="Table30.C1" office:value-type="string">
            <text:p text:style-name="P182">selite</text:p>
          </table:table-cell>
        </table:table-row>
        <table:table-row>
          <table:table-cell table:style-name="Table30.A2" office:value-type="string">
            <text:p text:style-name="P144">key</text:p>
          </table:table-cell>
          <table:table-cell table:style-name="Table30.A2" office:value-type="string">
            <text:p text:style-name="P142">objekti</text:p>
          </table:table-cell>
          <table:table-cell table:style-name="Table30.C2" office:value-type="string">
            <text:p text:style-name="P144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42"><text:s text:c="4"/>type</text:p>
          </table:table-cell>
          <table:table-cell table:style-name="Table30.A2" office:value-type="string">
            <text:p text:style-name="P144">merkkijono (enum)</text:p>
          </table:table-cell>
          <table:table-cell table:style-name="Table30.C2" office:value-type="string">
            <text:p text:style-name="P144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42"><text:s text:c="4"/><text:span text:style-name="T36">version</text:span></text:p>
          </table:table-cell>
          <table:table-cell table:style-name="Table30.A2" office:value-type="string">
            <text:p text:style-name="P144">numero</text:p>
          </table:table-cell>
          <table:table-cell table:style-name="Table30.C2" office:value-type="string">
            <text:p text:style-name="P145"><text:span text:style-name="T83">K</text:span>onfiguraation versio</text:p>
          </table:table-cell>
        </table:table-row>
      </table:table>
      <text:p text:style-name="P107"/>
      <text:p text:style-name="P104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82">avain</text:p>
          </table:table-cell>
          <table:table-cell table:style-name="Table31.A1" office:value-type="string">
            <text:p text:style-name="P182">tyyppi</text:p>
          </table:table-cell>
          <table:table-cell table:style-name="Table31.C1" office:value-type="string">
            <text:p text:style-name="P182">selite</text:p>
          </table:table-cell>
        </table:table-row>
        <table:table-row>
          <table:table-cell table:style-name="Table31.A2" office:value-type="string">
            <text:p text:style-name="P15">response</text:p>
          </table:table-cell>
          <table:table-cell table:style-name="Table31.A2" office:value-type="string">
            <text:p text:style-name="P39">objekti</text:p>
          </table:table-cell>
          <table:table-cell table:style-name="Table31.C2" office:value-type="string">
            <text:p text:style-name="P22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5"><text:s text:c="4"/>result</text:p>
          </table:table-cell>
          <table:table-cell table:style-name="Table31.A2" office:value-type="string">
            <text:p text:style-name="P44">merkkijono (enum)</text:p>
          </table:table-cell>
          <table:table-cell table:style-name="Table31.C2" office:value-type="string">
            <text:p text:style-name="P39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5"><text:s text:c="4"/><text:span text:style-name="T37">configuration</text:span></text:p>
          </table:table-cell>
          <table:table-cell table:style-name="Table31.A2" office:value-type="string">
            <text:p text:style-name="P44">objekti</text:p>
          </table:table-cell>
          <table:table-cell table:style-name="Table31.C2" office:value-type="string">
            <text:p text:style-name="P44"><text:span text:style-name="T83">S</text:span>isältää palautetun konfiguraatiodatan</text:p>
          </table:table-cell>
        </table:table-row>
      </table:table>
      <text:p text:style-name="P107"/>
      <text:p text:style-name="P95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72">Esimerkkivastaus:</text:p>
      <text:p text:style-name="P172"/>
      <text:p text:style-name="P172">{</text:p>
      <text:p text:style-name="P172"><text:s text:c="4"/>"authenticated": true,</text:p>
      <text:p text:style-name="P172"><text:s text:c="4"/>"result": "CONFIGURATION_FOUND",</text:p>
      <text:p text:style-name="P172"><text:s text:c="4"/>"exception": null,</text:p>
      <text:p text:style-name="P172"><text:s text:c="4"/>"response":</text:p>
      <text:p text:style-name="P172"><text:s text:c="4"/>{</text:p>
      <text:p text:style-name="P172"><text:s text:c="8"/>"result": "CONFIGURATION_FOUND",</text:p>
      <text:p text:style-name="P172"><text:s text:c="8"/>"configuration":</text:p>
      <text:p text:style-name="P172"><text:s text:c="8"/>{</text:p>
      <text:p text:style-name="P172"><text:s text:c="12"/>"key":</text:p>
      <text:p text:style-name="P172"><text:s text:c="12"/>{</text:p>
      <text:p text:style-name="P172"><text:s text:c="16"/>"type": "STUDY",</text:p>
      <text:p text:style-name="P172"><text:s text:c="16"/>"version": 1</text:p>
      <text:p text:style-name="P172"><text:s text:c="12"/>},</text:p>
      <text:p text:style-name="P172"><text:tab/><text:tab/>…</text:p>
      <text:p text:style-name="P172"><text:s text:c="8"/>}</text:p>
      <text:p text:style-name="P172"><text:s text:c="4"/>}</text:p>
      <text:p text:style-name="P172">}</text:p>
      <text:h text:style-name="P246" text:outline-level="3">Pakolliset kentät uuden revision luonnissa (api/createRevision)</text:h>
      <text:p text:style-name="P108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108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177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191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201">date(yyyy-MM-dd)</text:p>
          </table:table-cell>
          <table:table-cell table:style-name="Table29.C2" office:value-type="string">
            <text:p text:style-name="P191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177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01">numero</text:p>
          </table:table-cell>
          <table:table-cell table:style-name="Table29.C2" office:value-type="string">
            <text:p text:style-name="P197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177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01">numero</text:p>
          </table:table-cell>
          <table:table-cell table:style-name="Table29.C2" office:value-type="string">
            <text:p text:style-name="P197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97">merkkijono(enum)</text:p>
          </table:table-cell>
          <table:table-cell table:style-name="Table29.C2" office:value-type="string">
            <text:p text:style-name="P197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201">revisioavain (id-no)</text:p>
          </table:table-cell>
          <table:table-cell table:style-name="Table29.C2" office:value-type="string">
            <text:p text:style-name="P200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197">merkkijono</text:p>
          </table:table-cell>
          <table:table-cell table:style-name="Table29.C2" office:value-type="string">
            <text:p text:style-name="P197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197">merkkijono</text:p>
          </table:table-cell>
          <table:table-cell table:style-name="Table29.C2" office:value-type="string">
            <text:p text:style-name="P197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177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01">numero</text:p>
          </table:table-cell>
          <table:table-cell table:style-name="Table29.C2" office:value-type="string">
            <text:p text:style-name="P197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201">numero</text:p>
          </table:table-cell>
          <table:table-cell table:style-name="Table29.C2" office:value-type="string">
            <text:p text:style-name="P197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98">merkkijono<text:span text:style-name="T51">(enum)</text:span></text:p>
          </table:table-cell>
          <table:table-cell table:style-name="Table29.C2" office:value-type="string">
            <text:p text:style-name="P199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201">merkkijono</text:p>
          </table:table-cell>
          <table:table-cell table:style-name="Table29.C2" office:value-type="string">
            <text:p text:style-name="P201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201">merkkijono</text:p>
          </table:table-cell>
          <table:table-cell table:style-name="Table29.C2" office:value-type="string">
            <text:p text:style-name="P201">muuttujan identifioija</text:p>
          </table:table-cell>
        </table:table-row>
      </table:table>
      <text:p text:style-name="P108"/>
      <text:h text:style-name="P237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25">@Controller</text:p>
      <text:p text:style-name="P220"><text:span text:style-name="T68">@RequestMapping</text:span>(<text:span text:style-name="T69">value </text:span>= <text:span text:style-name="T65">""</text:span>)</text:p>
      <text:p text:style-name="P205"><text:span text:style-name="T70">public class </text:span>APIController {</text:p>
      <text:p text:style-name="P207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20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206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208">(APIController.java)</text:p>
      <text:p text:style-name="P113"><text:span text:style-name="T73">JSON-datan serialisointi ja deserialisointi määritellään apiServletContext.xml-tiedostossa message-converters-tagin sisällä. </text:span><text:span text:style-name="T74"><text:s/></text:span></text:p>
      <text:p text:style-name="P219"><text:span text:style-name="T53"><text:s text:c="2"/></text:span><text:span text:style-name="T55">&lt;</text:span><text:span text:style-name="T59">mvc</text:span><text:span text:style-name="T55">:annotation-driven&gt;</text:span></text:p>
      <text:p text:style-name="P219"><text:span text:style-name="T53"><text:s text:c="6"/></text:span><text:span text:style-name="T55">&lt;</text:span><text:span text:style-name="T59">mvc</text:span><text:span text:style-name="T55">:message-converters&gt;</text:span></text:p>
      <text:p text:style-name="P219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19"><text:span text:style-name="T53"><text:s text:c="6"/></text:span><text:span text:style-name="T55">&lt;/</text:span><text:span text:style-name="T59">mvc</text:span><text:span text:style-name="T55">:message-converters&gt;</text:span></text:p>
      <text:p text:style-name="P211"><text:span text:style-name="T53"><text:s text:c="2"/></text:span><text:span text:style-name="T55">&lt;/</text:span><text:span text:style-name="T59">mvc</text:span><text:span text:style-name="T55">:annotation-driven&gt;</text:span></text:p>
      <text:p text:style-name="P212">(apiServletContext.xml)</text:p>
      <text:p text:style-name="Text_20_body">MetkaJacksonConverter-bean on taas määritelty mvcContext.xml-tiedostossa, se puolestaan luo oliot käyttäen MetkaObjectMapper-luokan serialisoijia.</text:p>
      <text:p text:style-name="P74"/>
      <text:p text:style-name="P221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21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24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209"><text:span text:style-name="T53">&lt;/</text:span><text:span text:style-name="T57">beans</text:span><text:span text:style-name="T53">:bean&gt;</text:span></text:p>
      <text:p text:style-name="P216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73"/>
      <text:p text:style-name="P218">&lt;servlet-mapping&gt;<text:tab/><text:tab/><text:tab/><text:tab/><text:tab/><text:tab/><text:tab/><text:tab/><text:tab/><text:tab/></text:p>
      <text:p text:style-name="P219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19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215">&lt;/servlet-mapping&gt;</text:p>
      <text:p text:style-name="P213">(web.xml)</text:p>
      <text:p text:style-name="Text_20_body">,johon skannataan käynnistyksen yhteydessä kaikki @Controller-annotoidut luokat paketista fi.uta.fsd.metkaExternal:</text:p>
      <text:p text:style-name="P217"/>
      <text:p text:style-name="P222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23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210"><text:span text:style-name="T56">&lt;/</text:span><text:span text:style-name="T61">context</text:span><text:span text:style-name="T56">:component-scan&gt;</text:span></text:p>
      <text:p text:style-name="P214">(apiServletContext.xml)</text:p>
      <text:p text:style-name="Text_20_body">Tässä tapauksessa uusi api-päätepiste voidaan luoda joko tekemällä uusi @Controller-annotoitu luokka metkaExternal-paketin sisälle, tai konfiguroimalla component-scan hakemaan annotoituja luokkia muista pakete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7-07-06T13:26:34.122566506</dc:date>
    <meta:editing-duration>PT12H48M37S</meta:editing-duration>
    <meta:editing-cycles>56</meta:editing-cycles>
    <meta:generator>LibreOffice/5.1.6.2$Linux_X86_64 LibreOffice_project/10m0$Build-2</meta:generator>
    <meta:document-statistic meta:table-count="37" meta:image-count="0" meta:object-count="0" meta:page-count="38" meta:paragraph-count="1543" meta:word-count="3185" meta:character-count="34311" meta:non-whitespace-character-count="26721"/>
  </office:meta>
</office:document-meta>
</file>